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2799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fo:background-color="#ffcc99" style:text-align-source="fix" style:repeat-content="false" fo:wrap-option="wrap" fo:border="0.06pt solid #000000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cc99" style:text-align-source="fix" style:repeat-content="false" fo:border="0.06pt dotte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ackground-color="#ffff99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fo:background-color="#ffff99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99pt solid #000000" fo:background-color="#ffff99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e6e6e6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e6e6e6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4">
      <style:table-cell-properties fo:border-bottom="none" fo:background-color="#e6e6e6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 style:data-style-name="N4">
      <style:table-cell-properties fo:border-bottom="none" fo:background-color="#e6e6e6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4">
      <style:table-cell-properties fo:border-bottom="0.99pt solid #000000" fo:background-color="#e6e6e6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4">
      <style:table-cell-properties fo:border-bottom="none" fo:background-color="#ffcc99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4">
      <style:table-cell-properties fo:border-bottom="none" fo:background-color="#ffcc99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4">
      <style:table-cell-properties fo:border-bottom="0.99pt solid #000000" fo:background-color="#ffcc99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ff99"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0.99pt solid #000000" fo:background-color="#ffff99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none" fo:background-color="#e6e6e6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4">
      <style:table-cell-properties fo:border-bottom="none" fo:background-color="#e6e6e6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 style:data-style-name="N4">
      <style:table-cell-properties fo:background-color="#e6e6e6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 style:data-style-name="N4">
      <style:table-cell-properties fo:border-bottom="0.99pt solid #000000" fo:background-color="#e6e6e6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 style:data-style-name="N4">
      <style:table-cell-properties fo:border-bottom="none" fo:background-color="#ffcc99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4">
      <style:table-cell-properties fo:background-color="#ffcc99"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 style:data-style-name="N4">
      <style:table-cell-properties fo:border-bottom="0.99pt solid #000000" fo:background-color="#ffcc99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fo:background-color="#ffff99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4">
      <style:table-cell-properties fo:border-bottom="none" fo:background-color="#e6e6e6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4">
      <style:table-cell-properties fo:border-bottom="none" fo:background-color="#e6e6e6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4">
      <style:table-cell-properties fo:border-bottom="0.99pt solid #000000" fo:background-color="#e6e6e6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 style:data-style-name="N4">
      <style:table-cell-properties fo:border-bottom="none" fo:background-color="#ffcc99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 style:data-style-name="N4">
      <style:table-cell-properties fo:border-bottom="none" fo:background-color="#ffcc99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Default" style:data-style-name="N4">
      <style:table-cell-properties fo:border-bottom="0.99pt solid #000000" fo:background-color="#ffcc99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 style:data-style-name="N4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7pt" fo:font-style="normal" style:text-underline-style="none" fo:font-weight="normal" style:font-name-asian="Arial1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fo:background-color="#ffff99"/>
    </style:style>
    <style:style style:name="ce60" style:family="table-cell" style:parent-style-name="Default">
      <style:table-cell-properties fo:background-color="#e6e6e6"/>
    </style:style>
    <style:style style:name="ce61" style:family="table-cell" style:parent-style-name="Default">
      <style:table-cell-properties fo:background-color="#ffcc99"/>
    </style:style>
    <style:style style:name="ce6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uzzl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34" table:default-cell-style-name="Default"/>
        <table:table-row table:style-name="ro1">
          <table:table-cell table:style-name="ce1" office:value-type="string">
            <text:p>Minimize objective function z=</text:p>
          </table:table-cell>
          <table:table-cell table:style-name="ce4" table:formula="of:=SUM([.H49:.V63])" office:value-type="float" office:value="30.7765959478775">
            <text:p>30.7765959479</text:p>
          </table:table-cell>
          <table:table-cell table:style-name="ce9"/>
          <table:table-cell table:number-columns-repeated="2"/>
          <table:table-cell table:style-name="ce11"/>
          <table:table-cell table:style-name="ce14" office:value-type="string" table:number-columns-spanned="16" table:number-rows-spanned="1">
            <text:p>Decision variables (move sub I to battleship j, 0=no, 1=yes)</text:p>
          </table:table-cell>
          <table:covered-table-cell table:number-columns-repeated="15"/>
          <table:table-cell table:style-name="ce19"/>
          <table:table-cell/>
          <table:table-cell table:style-name="ce58" office:value-type="string">
            <text:p>Legend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Subject to constraints:</text:p>
          </table:table-cell>
          <table:table-cell table:style-name="ce5" office:value-type="string">
            <text:p>LHS</text:p>
          </table:table-cell>
          <table:table-cell table:style-name="ce5"/>
          <table:table-cell table:style-name="ce5" office:value-type="string">
            <text:p>RHS</text:p>
          </table:table-cell>
          <table:table-cell/>
          <table:table-cell table:style-name="ce12"/>
          <table:table-cell table:style-name="ce15" office:value-type="string">
            <text:p>b</text:p>
          </table:table-cell>
          <table:table-cell table:style-name="ce15" office:value-type="float" office:value="1">
            <text:p>1</text:p>
          </table:table-cell>
          <table:table-cell table:style-name="ce15" table:formula="of:=[.H2]+1" office:value-type="float" office:value="2">
            <text:p>2</text:p>
          </table:table-cell>
          <table:table-cell table:style-name="ce15" table:formula="of:=[.I2]+1" office:value-type="float" office:value="3">
            <text:p>3</text:p>
          </table:table-cell>
          <table:table-cell table:style-name="ce15" table:formula="of:=[.J2]+1" office:value-type="float" office:value="4">
            <text:p>4</text:p>
          </table:table-cell>
          <table:table-cell table:style-name="ce15" table:formula="of:=[.K2]+1" office:value-type="float" office:value="5">
            <text:p>5</text:p>
          </table:table-cell>
          <table:table-cell table:style-name="ce15" table:formula="of:=[.L2]+1" office:value-type="float" office:value="6">
            <text:p>6</text:p>
          </table:table-cell>
          <table:table-cell table:style-name="ce15" table:formula="of:=[.M2]+1" office:value-type="float" office:value="7">
            <text:p>7</text:p>
          </table:table-cell>
          <table:table-cell table:style-name="ce15" table:formula="of:=[.N2]+1" office:value-type="float" office:value="8">
            <text:p>8</text:p>
          </table:table-cell>
          <table:table-cell table:style-name="ce15" table:formula="of:=[.O2]+1" office:value-type="float" office:value="9">
            <text:p>9</text:p>
          </table:table-cell>
          <table:table-cell table:style-name="ce15" table:formula="of:=[.P2]+1" office:value-type="float" office:value="10">
            <text:p>10</text:p>
          </table:table-cell>
          <table:table-cell table:style-name="ce15" table:formula="of:=[.Q2]+1" office:value-type="float" office:value="11">
            <text:p>11</text:p>
          </table:table-cell>
          <table:table-cell table:style-name="ce15" table:formula="of:=[.R2]+1" office:value-type="float" office:value="12">
            <text:p>12</text:p>
          </table:table-cell>
          <table:table-cell table:style-name="ce15" table:formula="of:=[.S2]+1" office:value-type="float" office:value="13">
            <text:p>13</text:p>
          </table:table-cell>
          <table:table-cell table:style-name="ce15" table:formula="of:=[.T2]+1" office:value-type="float" office:value="14">
            <text:p>14</text:p>
          </table:table-cell>
          <table:table-cell table:style-name="ce15" table:formula="of:=[.U2]+1" office:value-type="float" office:value="15">
            <text:p>15</text:p>
          </table:table-cell>
          <table:table-cell table:style-name="ce15"/>
          <table:table-cell/>
          <table:table-cell table:style-name="ce59" office:value-type="string">
            <text:p>Decision var</text:p>
          </table:table-cell>
          <table:table-cell table:number-columns-repeated="233"/>
        </table:table-row>
        <table:table-row table:style-name="ro1">
          <table:table-cell table:style-name="ce3" office:value-type="string">
            <text:p>All decision vars must be 0 or 1</text:p>
          </table:table-cell>
          <table:table-cell table:style-name="ce6"/>
          <table:table-cell office:value-type="string">
            <text:p>(use solver option)</text:p>
          </table:table-cell>
          <table:table-cell table:style-name="ce10"/>
          <table:table-cell/>
          <table:table-cell table:style-name="ce13" office:value-type="string">
            <text:p>s</text:p>
          </table:table-cell>
          <table:table-cell table:style-name="ce16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3" table:style-name="ce3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table:formula="of:=SUM([.H3:.V3])" office:value-type="float" office:value="1">
            <text:p>1</text:p>
          </table:table-cell>
          <table:table-cell/>
          <table:table-cell table:style-name="ce60" office:value-type="string">
            <text:p>Given</text:p>
          </table:table-cell>
          <table:table-cell table:number-columns-repeated="233"/>
        </table:table-row>
        <table:table-row table:style-name="ro1">
          <table:table-cell table:formula="of:=&quot;Sub &quot; &amp; [.G3] &amp; &quot; assigned&quot;" office:value-type="string" office:string-value="Sub 1 assigned">
            <text:p>Sub 1 assigned</text:p>
          </table:table-cell>
          <table:table-cell table:style-name="ce7" table:formula="of:=[.W3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3]+1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12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4:.V4])" office:value-type="float" office:value="1">
            <text:p>1</text:p>
          </table:table-cell>
          <table:table-cell/>
          <table:table-cell table:style-name="ce61" office:value-type="string">
            <text:p>Calculated</text:p>
          </table:table-cell>
          <table:table-cell table:number-columns-repeated="233"/>
        </table:table-row>
        <table:table-row table:style-name="ro1">
          <table:table-cell table:formula="of:=&quot;Sub &quot; &amp; [.G4] &amp; &quot; assigned&quot;" office:value-type="string" office:string-value="Sub 2 assigned">
            <text:p>Sub 2 assigned</text:p>
          </table:table-cell>
          <table:table-cell table:style-name="ce7" table:formula="of:=[.W4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4]+1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11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5:.V5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5] &amp; &quot; assigned&quot;" office:value-type="string" office:string-value="Sub 3 assigned">
            <text:p>Sub 3 assigned</text:p>
          </table:table-cell>
          <table:table-cell table:style-name="ce7" table:formula="of:=[.W5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5]+1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4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8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6:.V6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6] &amp; &quot; assigned&quot;" office:value-type="string" office:string-value="Sub 4 assigned">
            <text:p>Sub 4 assigned</text:p>
          </table:table-cell>
          <table:table-cell table:style-name="ce7" table:formula="of:=[.W6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6]+1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5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7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7:.V7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7] &amp; &quot; assigned&quot;" office:value-type="string" office:string-value="Sub 5 assigned">
            <text:p>Sub 5 assigned</text:p>
          </table:table-cell>
          <table:table-cell table:style-name="ce7" table:formula="of:=[.W7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7]+1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6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8:.V8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8] &amp; &quot; assigned&quot;" office:value-type="string" office:string-value="Sub 6 assigned">
            <text:p>Sub 6 assigned</text:p>
          </table:table-cell>
          <table:table-cell table:style-name="ce7" table:formula="of:=[.W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8]+1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9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9:.V9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9] &amp; &quot; assigned&quot;" office:value-type="string" office:string-value="Sub 7 assigned">
            <text:p>Sub 7 assigned</text:p>
          </table:table-cell>
          <table:table-cell table:style-name="ce7" table:formula="of:=[.W9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9]+1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10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0:.V10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0] &amp; &quot; assigned&quot;" office:value-type="string" office:string-value="Sub 8 assigned">
            <text:p>Sub 8 assigned</text:p>
          </table:table-cell>
          <table:table-cell table:style-name="ce7" table:formula="of:=[.W10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0]+1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7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1:.V11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1] &amp; &quot; assigned&quot;" office:value-type="string" office:string-value="Sub 9 assigned">
            <text:p>Sub 9 assigned</text:p>
          </table:table-cell>
          <table:table-cell table:style-name="ce7" table:formula="of:=[.W11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1]+1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3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9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2:.V12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2] &amp; &quot; assigned&quot;" office:value-type="string" office:string-value="Sub 10 assigned">
            <text:p>Sub 10 assigned</text:p>
          </table:table-cell>
          <table:table-cell table:style-name="ce7" table:formula="of:=[.W12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2]+1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8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4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3:.V13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3] &amp; &quot; assigned&quot;" office:value-type="string" office:string-value="Sub 11 assigned">
            <text:p>Sub 11 assigned</text:p>
          </table:table-cell>
          <table:table-cell table:style-name="ce7" table:formula="of:=[.W13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3]+1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4:.V14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4] &amp; &quot; assigned&quot;" office:value-type="string" office:string-value="Sub 12 assigned">
            <text:p>Sub 12 assigned</text:p>
          </table:table-cell>
          <table:table-cell table:style-name="ce7" table:formula="of:=[.W14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4]+1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1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5" table:formula="of:=SUM([.H15:.V15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5] &amp; &quot; assigned&quot;" office:value-type="string" office:string-value="Sub 13 assigned">
            <text:p>Sub 13 assigned</text:p>
          </table:table-cell>
          <table:table-cell table:style-name="ce7" table:formula="of:=[.W15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15]+1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55" table:formula="of:=SUM([.H16:.V16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6] &amp; &quot; assigned&quot;" office:value-type="string" office:string-value="Sub 14 assigned">
            <text:p>Sub 14 assigned</text:p>
          </table:table-cell>
          <table:table-cell table:style-name="ce7" table:formula="of:=[.W16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</text:p>
          </table:table-cell>
          <table:table-cell table:style-name="ce18" table:formula="of:=[.G16]+1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36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55" table:formula="of:=SUM([.H17:.V17])"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formula="of:=&quot;Sub &quot; &amp; [.G17] &amp; &quot; assigned&quot;" office:value-type="string" office:string-value="Sub 15 assigned">
            <text:p>Sub 15 assigned</text:p>
          </table:table-cell>
          <table:table-cell table:style-name="ce7" table:formula="of:=[.W17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style-name="ce16"/>
          <table:table-cell table:style-name="ce24" table:formula="of:=SUM([.H3:.H17])" office:value-type="float" office:value="1">
            <text:p>1</text:p>
          </table:table-cell>
          <table:table-cell table:style-name="ce37" table:formula="of:=SUM([.I3:.I17])" office:value-type="float" office:value="1">
            <text:p>1</text:p>
          </table:table-cell>
          <table:table-cell table:style-name="ce37" table:formula="of:=SUM([.J3:.J17])" office:value-type="float" office:value="1">
            <text:p>1</text:p>
          </table:table-cell>
          <table:table-cell table:style-name="ce37" table:formula="of:=SUM([.K3:.K17])" office:value-type="float" office:value="1">
            <text:p>1</text:p>
          </table:table-cell>
          <table:table-cell table:style-name="ce37" table:formula="of:=SUM([.L3:.L17])" office:value-type="float" office:value="1">
            <text:p>1</text:p>
          </table:table-cell>
          <table:table-cell table:style-name="ce37" table:formula="of:=SUM([.M3:.M17])" office:value-type="float" office:value="1">
            <text:p>1</text:p>
          </table:table-cell>
          <table:table-cell table:style-name="ce37" table:formula="of:=SUM([.N3:.N17])" office:value-type="float" office:value="1">
            <text:p>1</text:p>
          </table:table-cell>
          <table:table-cell table:style-name="ce37" table:formula="of:=SUM([.O3:.O17])" office:value-type="float" office:value="1">
            <text:p>1</text:p>
          </table:table-cell>
          <table:table-cell table:style-name="ce37" table:formula="of:=SUM([.P3:.P17])" office:value-type="float" office:value="1">
            <text:p>1</text:p>
          </table:table-cell>
          <table:table-cell table:style-name="ce37" table:formula="of:=SUM([.Q3:.Q17])" office:value-type="float" office:value="1">
            <text:p>1</text:p>
          </table:table-cell>
          <table:table-cell table:style-name="ce37" table:formula="of:=SUM([.R3:.R17])" office:value-type="float" office:value="1">
            <text:p>1</text:p>
          </table:table-cell>
          <table:table-cell table:style-name="ce37" table:formula="of:=SUM([.S3:.S17])" office:value-type="float" office:value="1">
            <text:p>1</text:p>
          </table:table-cell>
          <table:table-cell table:style-name="ce37" table:formula="of:=SUM([.T3:.T17])" office:value-type="float" office:value="1">
            <text:p>1</text:p>
          </table:table-cell>
          <table:table-cell table:style-name="ce37" table:formula="of:=SUM([.U3:.U17])" office:value-type="float" office:value="1">
            <text:p>1</text:p>
          </table:table-cell>
          <table:table-cell table:style-name="ce37" table:formula="of:=SUM([.V3:.V17])" office:value-type="float" office:value="1">
            <text:p>1</text:p>
          </table:table-cell>
          <table:table-cell table:style-name="ce19"/>
          <table:table-cell table:number-columns-repeated="235"/>
        </table:table-row>
        <table:table-row table:style-name="ro2">
          <table:table-cell table:formula="of:=&quot;Battleship &quot; &amp; [.G3] &amp; &quot; covered&quot;" office:value-type="string" office:string-value="Battleship 1 covered">
            <text:p>Battleship 1 covered</text:p>
          </table:table-cell>
          <table:table-cell table:style-name="ce7" table:formula="of:=[.H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9" table:number-columns-repeated="17"/>
          <table:table-cell table:number-columns-repeated="235"/>
        </table:table-row>
        <table:table-row table:style-name="ro1">
          <table:table-cell table:formula="of:=&quot;Battleship &quot; &amp; [.G4] &amp; &quot; covered&quot;" office:value-type="string" office:string-value="Battleship 2 covered">
            <text:p>Battleship 2 covered</text:p>
          </table:table-cell>
          <table:table-cell table:style-name="ce7" table:formula="of:=[.I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4" office:value-type="string" table:number-columns-spanned="16" table:number-rows-spanned="1">
            <text:p>Starting positions (from graph)</text:p>
          </table:table-cell>
          <table:covered-table-cell table:number-columns-repeated="15"/>
          <table:table-cell table:style-name="ce19"/>
          <table:table-cell table:number-columns-repeated="235"/>
        </table:table-row>
        <table:table-row table:style-name="ro1">
          <table:table-cell table:formula="of:=&quot;Battleship &quot; &amp; [.G5] &amp; &quot; covered&quot;" office:value-type="string" office:string-value="Battleship 3 covered">
            <text:p>Battleship 3 covered</text:p>
          </table:table-cell>
          <table:table-cell table:style-name="ce7" table:formula="of:=[.J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ub</text:p>
          </table:table-cell>
          <table:table-cell table:style-name="ce18" office:value-type="string">
            <text:p>I =</text:p>
          </table:table-cell>
          <table:table-cell table:style-name="ce25" office:value-type="float" office:value="1">
            <text:p>1</text:p>
          </table:table-cell>
          <table:table-cell table:style-name="ce15" table:formula="of:=[.H21]+1" office:value-type="float" office:value="2">
            <text:p>2</text:p>
          </table:table-cell>
          <table:table-cell table:style-name="ce15" table:formula="of:=[.I21]+1" office:value-type="float" office:value="3">
            <text:p>3</text:p>
          </table:table-cell>
          <table:table-cell table:style-name="ce15" table:formula="of:=[.J21]+1" office:value-type="float" office:value="4">
            <text:p>4</text:p>
          </table:table-cell>
          <table:table-cell table:style-name="ce15" table:formula="of:=[.K21]+1" office:value-type="float" office:value="5">
            <text:p>5</text:p>
          </table:table-cell>
          <table:table-cell table:style-name="ce15" table:formula="of:=[.L21]+1" office:value-type="float" office:value="6">
            <text:p>6</text:p>
          </table:table-cell>
          <table:table-cell table:style-name="ce15" table:formula="of:=[.M21]+1" office:value-type="float" office:value="7">
            <text:p>7</text:p>
          </table:table-cell>
          <table:table-cell table:style-name="ce15" table:formula="of:=[.N21]+1" office:value-type="float" office:value="8">
            <text:p>8</text:p>
          </table:table-cell>
          <table:table-cell table:style-name="ce15" table:formula="of:=[.O21]+1" office:value-type="float" office:value="9">
            <text:p>9</text:p>
          </table:table-cell>
          <table:table-cell table:style-name="ce15" table:formula="of:=[.P21]+1" office:value-type="float" office:value="10">
            <text:p>10</text:p>
          </table:table-cell>
          <table:table-cell table:style-name="ce15" table:formula="of:=[.Q21]+1" office:value-type="float" office:value="11">
            <text:p>11</text:p>
          </table:table-cell>
          <table:table-cell table:style-name="ce15" table:formula="of:=[.R21]+1" office:value-type="float" office:value="12">
            <text:p>12</text:p>
          </table:table-cell>
          <table:table-cell table:style-name="ce15" table:formula="of:=[.S21]+1" office:value-type="float" office:value="13">
            <text:p>13</text:p>
          </table:table-cell>
          <table:table-cell table:style-name="ce15" table:formula="of:=[.T21]+1" office:value-type="float" office:value="14">
            <text:p>14</text:p>
          </table:table-cell>
          <table:table-cell table:style-name="ce15" table:formula="of:=[.U21]+1" office:value-type="float" office:value="15">
            <text:p>15</text:p>
          </table:table-cell>
          <table:table-cell table:style-name="ce19"/>
          <table:table-cell/>
          <table:table-cell table:style-name="ce62" office:value-type="string">
            <text:p><text:s/></text:p>
          </table:table-cell>
          <table:table-cell table:number-columns-repeated="233"/>
        </table:table-row>
        <table:table-row table:style-name="ro1">
          <table:table-cell table:formula="of:=&quot;Battleship &quot; &amp; [.G6] &amp; &quot; covered&quot;" office:value-type="string" office:string-value="Battleship 4 covered">
            <text:p>Battleship 4 covered</text:p>
          </table:table-cell>
          <table:table-cell table:style-name="ce7" table:formula="of:=[.K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6" office:value-type="string">
            <text:p>x</text:p>
          </table:table-cell>
          <table:table-cell table:style-name="ce26" office:value-type="float" office:value="1">
            <text:p>1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3" table:style-name="ce38" office:value-type="float" office:value="4">
            <text:p>4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7">
            <text:p>7</text:p>
          </table:table-cell>
          <table:table-cell table:number-columns-repeated="3" table:style-name="ce38" office:value-type="float" office:value="9">
            <text:p>9</text:p>
          </table:table-cell>
          <table:table-cell table:number-columns-repeated="3" table:style-name="ce38" office:value-type="float" office:value="10">
            <text:p>10</text:p>
          </table:table-cell>
          <table:table-cell table:style-name="ce19"/>
          <table:table-cell table:number-columns-repeated="235"/>
        </table:table-row>
        <table:table-row table:style-name="ro1">
          <table:table-cell table:formula="of:=&quot;Battleship &quot; &amp; [.G7] &amp; &quot; covered&quot;" office:value-type="string" office:string-value="Battleship 5 covered">
            <text:p>Battleship 5 covered</text:p>
          </table:table-cell>
          <table:table-cell table:style-name="ce7" table:formula="of:=[.L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7" office:value-type="string">
            <text:p>y</text:p>
          </table:table-cell>
          <table:table-cell table:style-name="ce27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6">
            <text:p>6</text:p>
          </table:table-cell>
          <table:table-cell table:style-name="ce19"/>
          <table:table-cell table:number-columns-repeated="235"/>
        </table:table-row>
        <table:table-row table:style-name="ro2">
          <table:table-cell table:formula="of:=&quot;Battleship &quot; &amp; [.G8] &amp; &quot; covered&quot;" office:value-type="string" office:string-value="Battleship 6 covered">
            <text:p>Battleship 6 covered</text:p>
          </table:table-cell>
          <table:table-cell table:style-name="ce7" table:formula="of:=[.M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9" table:number-columns-repeated="17"/>
          <table:table-cell table:number-columns-repeated="235"/>
        </table:table-row>
        <table:table-row table:style-name="ro1">
          <table:table-cell table:formula="of:=&quot;Battleship &quot; &amp; [.G9] &amp; &quot; covered&quot;" office:value-type="string" office:string-value="Battleship 7 covered">
            <text:p>Battleship 7 covered</text:p>
          </table:table-cell>
          <table:table-cell table:style-name="ce7" table:formula="of:=[.N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batt</text:p>
          </table:table-cell>
          <table:table-cell table:style-name="ce18" office:value-type="string">
            <text:p>J =</text:p>
          </table:table-cell>
          <table:table-cell table:style-name="ce25" office:value-type="float" office:value="1">
            <text:p>1</text:p>
          </table:table-cell>
          <table:table-cell table:style-name="ce15" table:formula="of:=[.H25]+1" office:value-type="float" office:value="2">
            <text:p>2</text:p>
          </table:table-cell>
          <table:table-cell table:style-name="ce15" table:formula="of:=[.I25]+1" office:value-type="float" office:value="3">
            <text:p>3</text:p>
          </table:table-cell>
          <table:table-cell table:style-name="ce15" table:formula="of:=[.J25]+1" office:value-type="float" office:value="4">
            <text:p>4</text:p>
          </table:table-cell>
          <table:table-cell table:style-name="ce15" table:formula="of:=[.K25]+1" office:value-type="float" office:value="5">
            <text:p>5</text:p>
          </table:table-cell>
          <table:table-cell table:style-name="ce15" table:formula="of:=[.L25]+1" office:value-type="float" office:value="6">
            <text:p>6</text:p>
          </table:table-cell>
          <table:table-cell table:style-name="ce15" table:formula="of:=[.M25]+1" office:value-type="float" office:value="7">
            <text:p>7</text:p>
          </table:table-cell>
          <table:table-cell table:style-name="ce15" table:formula="of:=[.N25]+1" office:value-type="float" office:value="8">
            <text:p>8</text:p>
          </table:table-cell>
          <table:table-cell table:style-name="ce15" table:formula="of:=[.O25]+1" office:value-type="float" office:value="9">
            <text:p>9</text:p>
          </table:table-cell>
          <table:table-cell table:style-name="ce15" table:formula="of:=[.P25]+1" office:value-type="float" office:value="10">
            <text:p>10</text:p>
          </table:table-cell>
          <table:table-cell table:style-name="ce15" table:formula="of:=[.Q25]+1" office:value-type="float" office:value="11">
            <text:p>11</text:p>
          </table:table-cell>
          <table:table-cell table:style-name="ce15" table:formula="of:=[.R25]+1" office:value-type="float" office:value="12">
            <text:p>12</text:p>
          </table:table-cell>
          <table:table-cell table:style-name="ce15" table:formula="of:=[.S25]+1" office:value-type="float" office:value="13">
            <text:p>13</text:p>
          </table:table-cell>
          <table:table-cell table:style-name="ce15" table:formula="of:=[.T25]+1" office:value-type="float" office:value="14">
            <text:p>14</text:p>
          </table:table-cell>
          <table:table-cell table:style-name="ce15" table:formula="of:=[.U25]+1" office:value-type="float" office:value="15">
            <text:p>15</text:p>
          </table:table-cell>
          <table:table-cell table:style-name="ce19"/>
          <table:table-cell table:number-columns-repeated="235"/>
        </table:table-row>
        <table:table-row table:style-name="ro1">
          <table:table-cell table:formula="of:=&quot;Battleship &quot; &amp; [.G10] &amp; &quot; covered&quot;" office:value-type="string" office:string-value="Battleship 8 covered">
            <text:p>Battleship 8 covered</text:p>
          </table:table-cell>
          <table:table-cell table:style-name="ce7" table:formula="of:=[.O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6" office:value-type="string">
            <text:p>x</text:p>
          </table:table-cell>
          <table:table-cell table:style-name="ce26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5" table:style-name="ce38" office:value-type="float" office:value="6">
            <text:p>6</text:p>
          </table:table-cell>
          <table:table-cell table:number-columns-repeated="3" table:style-name="ce38" office:value-type="float" office:value="7">
            <text:p>7</text:p>
          </table:table-cell>
          <table:table-cell table:style-name="ce38" office:value-type="float" office:value="8">
            <text:p>8</text:p>
          </table:table-cell>
          <table:table-cell table:number-columns-repeated="3" table:style-name="ce38" office:value-type="float" office:value="10">
            <text:p>10</text:p>
          </table:table-cell>
          <table:table-cell table:style-name="ce19"/>
          <table:table-cell table:number-columns-repeated="235"/>
        </table:table-row>
        <table:table-row table:style-name="ro1">
          <table:table-cell table:formula="of:=&quot;Battleship &quot; &amp; [.G11] &amp; &quot; covered&quot;" office:value-type="string" office:string-value="Battleship 9 covered">
            <text:p>Battleship 9 covered</text:p>
          </table:table-cell>
          <table:table-cell table:style-name="ce7" table:formula="of:=[.P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7" office:value-type="string">
            <text:p>y</text:p>
          </table:table-cell>
          <table:table-cell table:style-name="ce27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0">
            <text:p>10</text:p>
          </table:table-cell>
          <table:table-cell table:style-name="ce19"/>
          <table:table-cell table:number-columns-repeated="235"/>
        </table:table-row>
        <table:table-row table:style-name="ro2">
          <table:table-cell table:formula="of:=&quot;Battleship &quot; &amp; [.G12] &amp; &quot; covered&quot;" office:value-type="string" office:string-value="Battleship 10 covered">
            <text:p>Battleship 10 covered</text:p>
          </table:table-cell>
          <table:table-cell table:style-name="ce7" table:formula="of:=[.Q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9" table:number-columns-repeated="17"/>
          <table:table-cell table:number-columns-repeated="235"/>
        </table:table-row>
        <table:table-row table:style-name="ro1">
          <table:table-cell table:formula="of:=&quot;Battleship &quot; &amp; [.G13] &amp; &quot; covered&quot;" office:value-type="string" office:string-value="Battleship 11 covered">
            <text:p>Battleship 11 covered</text:p>
          </table:table-cell>
          <table:table-cell table:style-name="ce7" table:formula="of:=[.R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 table:style-name="ce14" office:value-type="string" table:number-columns-spanned="16" table:number-rows-spanned="1">
            <text:p>Distance lookup, how far to move sub i to battleship j</text:p>
          </table:table-cell>
          <table:covered-table-cell table:number-columns-repeated="15"/>
          <table:table-cell table:style-name="ce19"/>
          <table:table-cell table:number-columns-repeated="235"/>
        </table:table-row>
        <table:table-row table:style-name="ro1">
          <table:table-cell table:formula="of:=&quot;Battleship &quot; &amp; [.G14] &amp; &quot; covered&quot;" office:value-type="string" office:string-value="Battleship 12 covered">
            <text:p>Battleship 12 covered</text:p>
          </table:table-cell>
          <table:table-cell table:style-name="ce7" table:formula="of:=[.S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style-name="ce15" office:value-type="string">
            <text:p>b</text:p>
          </table:table-cell>
          <table:table-cell table:style-name="ce15" office:value-type="float" office:value="1">
            <text:p>1</text:p>
          </table:table-cell>
          <table:table-cell table:style-name="ce15" table:formula="of:=[.H30]+1" office:value-type="float" office:value="2">
            <text:p>2</text:p>
          </table:table-cell>
          <table:table-cell table:style-name="ce15" table:formula="of:=[.I30]+1" office:value-type="float" office:value="3">
            <text:p>3</text:p>
          </table:table-cell>
          <table:table-cell table:style-name="ce15" table:formula="of:=[.J30]+1" office:value-type="float" office:value="4">
            <text:p>4</text:p>
          </table:table-cell>
          <table:table-cell table:style-name="ce15" table:formula="of:=[.K30]+1" office:value-type="float" office:value="5">
            <text:p>5</text:p>
          </table:table-cell>
          <table:table-cell table:style-name="ce15" table:formula="of:=[.L30]+1" office:value-type="float" office:value="6">
            <text:p>6</text:p>
          </table:table-cell>
          <table:table-cell table:style-name="ce15" table:formula="of:=[.M30]+1" office:value-type="float" office:value="7">
            <text:p>7</text:p>
          </table:table-cell>
          <table:table-cell table:style-name="ce15" table:formula="of:=[.N30]+1" office:value-type="float" office:value="8">
            <text:p>8</text:p>
          </table:table-cell>
          <table:table-cell table:style-name="ce15" table:formula="of:=[.O30]+1" office:value-type="float" office:value="9">
            <text:p>9</text:p>
          </table:table-cell>
          <table:table-cell table:style-name="ce15" table:formula="of:=[.P30]+1" office:value-type="float" office:value="10">
            <text:p>10</text:p>
          </table:table-cell>
          <table:table-cell table:style-name="ce15" table:formula="of:=[.Q30]+1" office:value-type="float" office:value="11">
            <text:p>11</text:p>
          </table:table-cell>
          <table:table-cell table:style-name="ce15" table:formula="of:=[.R30]+1" office:value-type="float" office:value="12">
            <text:p>12</text:p>
          </table:table-cell>
          <table:table-cell table:style-name="ce15" table:formula="of:=[.S30]+1" office:value-type="float" office:value="13">
            <text:p>13</text:p>
          </table:table-cell>
          <table:table-cell table:style-name="ce15" table:formula="of:=[.T30]+1" office:value-type="float" office:value="14">
            <text:p>14</text:p>
          </table:table-cell>
          <table:table-cell table:style-name="ce15" table:formula="of:=[.U30]+1" office:value-type="float" office:value="15">
            <text:p>15</text:p>
          </table:table-cell>
          <table:table-cell table:style-name="ce15"/>
          <table:table-cell table:number-columns-repeated="235"/>
        </table:table-row>
        <table:table-row table:style-name="ro3">
          <table:table-cell table:formula="of:=&quot;Battleship &quot; &amp; [.G15] &amp; &quot; covered&quot;" office:value-type="string" office:string-value="Battleship 13 covered">
            <text:p>Battleship 13 covered</text:p>
          </table:table-cell>
          <table:table-cell table:style-name="ce7" table:formula="of:=[.T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</text:p>
          </table:table-cell>
          <table:table-cell table:style-name="ce16" office:value-type="float" office:value="1">
            <text:p>1</text:p>
          </table:table-cell>
          <table:table-cell table:style-name="ce28" table:formula="of:=SQRT((((HLOOKUP([.$G31];[.$H$21:.$V$23];2)-HLOOKUP([.H$30];[.$H$25:.$V$27];2))^2)+((HLOOKUP([.$G31];[.$H$21:.$V$23];3)-HLOOKUP([.H$30];[.$H$25:.$V$27];3))^2)))" office:value-type="float" office:value="1">
            <text:p>1.00</text:p>
          </table:table-cell>
          <table:table-cell table:style-name="ce40" table:formula="of:=SQRT((((HLOOKUP([.$G31];[.$H$21:.$V$23];2)-HLOOKUP([.I$30];[.$H$25:.$V$27];2))^2)+((HLOOKUP([.$G31];[.$H$21:.$V$23];3)-HLOOKUP([.I$30];[.$H$25:.$V$27];3))^2)))" office:value-type="float" office:value="3.60555127546399">
            <text:p>3.61</text:p>
          </table:table-cell>
          <table:table-cell table:style-name="ce40" table:formula="of:=SQRT((((HLOOKUP([.$G31];[.$H$21:.$V$23];2)-HLOOKUP([.J$30];[.$H$25:.$V$27];2))^2)+((HLOOKUP([.$G31];[.$H$21:.$V$23];3)-HLOOKUP([.J$30];[.$H$25:.$V$27];3))^2)))" office:value-type="float" office:value="8.54400374531753">
            <text:p>8.54</text:p>
          </table:table-cell>
          <table:table-cell table:style-name="ce40" table:formula="of:=SQRT((((HLOOKUP([.$G31];[.$H$21:.$V$23];2)-HLOOKUP([.K$30];[.$H$25:.$V$27];2))^2)+((HLOOKUP([.$G31];[.$H$21:.$V$23];3)-HLOOKUP([.K$30];[.$H$25:.$V$27];3))^2)))" office:value-type="float" office:value="5">
            <text:p>5.00</text:p>
          </table:table-cell>
          <table:table-cell table:style-name="ce40" table:formula="of:=SQRT((((HLOOKUP([.$G31];[.$H$21:.$V$23];2)-HLOOKUP([.L$30];[.$H$25:.$V$27];2))^2)+((HLOOKUP([.$G31];[.$H$21:.$V$23];3)-HLOOKUP([.L$30];[.$H$25:.$V$27];3))^2)))" office:value-type="float" office:value="5.09901951359278">
            <text:p>5.10</text:p>
          </table:table-cell>
          <table:table-cell table:style-name="ce40" table:formula="of:=SQRT((((HLOOKUP([.$G31];[.$H$21:.$V$23];2)-HLOOKUP([.M$30];[.$H$25:.$V$27];2))^2)+((HLOOKUP([.$G31];[.$H$21:.$V$23];3)-HLOOKUP([.M$30];[.$H$25:.$V$27];3))^2)))" office:value-type="float" office:value="5.3851648071345">
            <text:p>5.39</text:p>
          </table:table-cell>
          <table:table-cell table:style-name="ce40" table:formula="of:=SQRT((((HLOOKUP([.$G31];[.$H$21:.$V$23];2)-HLOOKUP([.N$30];[.$H$25:.$V$27];2))^2)+((HLOOKUP([.$G31];[.$H$21:.$V$23];3)-HLOOKUP([.N$30];[.$H$25:.$V$27];3))^2)))" office:value-type="float" office:value="6.40312423743285">
            <text:p>6.40</text:p>
          </table:table-cell>
          <table:table-cell table:style-name="ce40" table:formula="of:=SQRT((((HLOOKUP([.$G31];[.$H$21:.$V$23];2)-HLOOKUP([.O$30];[.$H$25:.$V$27];2))^2)+((HLOOKUP([.$G31];[.$H$21:.$V$23];3)-HLOOKUP([.O$30];[.$H$25:.$V$27];3))^2)))" office:value-type="float" office:value="8.60232526704263">
            <text:p>8.60</text:p>
          </table:table-cell>
          <table:table-cell table:style-name="ce40" table:formula="of:=SQRT((((HLOOKUP([.$G31];[.$H$21:.$V$23];2)-HLOOKUP([.P$30];[.$H$25:.$V$27];2))^2)+((HLOOKUP([.$G31];[.$H$21:.$V$23];3)-HLOOKUP([.P$30];[.$H$25:.$V$27];3))^2)))" office:value-type="float" office:value="7.21110255092798">
            <text:p>7.21</text:p>
          </table:table-cell>
          <table:table-cell table:style-name="ce40" table:formula="of:=SQRT((((HLOOKUP([.$G31];[.$H$21:.$V$23];2)-HLOOKUP([.Q$30];[.$H$25:.$V$27];2))^2)+((HLOOKUP([.$G31];[.$H$21:.$V$23];3)-HLOOKUP([.Q$30];[.$H$25:.$V$27];3))^2)))" office:value-type="float" office:value="7.81024967590665">
            <text:p>7.81</text:p>
          </table:table-cell>
          <table:table-cell table:style-name="ce40" table:formula="of:=SQRT((((HLOOKUP([.$G31];[.$H$21:.$V$23];2)-HLOOKUP([.R$30];[.$H$25:.$V$27];2))^2)+((HLOOKUP([.$G31];[.$H$21:.$V$23];3)-HLOOKUP([.R$30];[.$H$25:.$V$27];3))^2)))" office:value-type="float" office:value="9.21954445729289">
            <text:p>9.22</text:p>
          </table:table-cell>
          <table:table-cell table:style-name="ce40" table:formula="of:=SQRT((((HLOOKUP([.$G31];[.$H$21:.$V$23];2)-HLOOKUP([.S$30];[.$H$25:.$V$27];2))^2)+((HLOOKUP([.$G31];[.$H$21:.$V$23];3)-HLOOKUP([.S$30];[.$H$25:.$V$27];3))^2)))" office:value-type="float" office:value="9.21954445729289">
            <text:p>9.22</text:p>
          </table:table-cell>
          <table:table-cell table:style-name="ce40" table:formula="of:=SQRT((((HLOOKUP([.$G31];[.$H$21:.$V$23];2)-HLOOKUP([.T$30];[.$H$25:.$V$27];2))^2)+((HLOOKUP([.$G31];[.$H$21:.$V$23];3)-HLOOKUP([.T$30];[.$H$25:.$V$27];3))^2)))" office:value-type="float" office:value="9">
            <text:p>9.00</text:p>
          </table:table-cell>
          <table:table-cell table:style-name="ce40" table:formula="of:=SQRT((((HLOOKUP([.$G31];[.$H$21:.$V$23];2)-HLOOKUP([.U$30];[.$H$25:.$V$27];2))^2)+((HLOOKUP([.$G31];[.$H$21:.$V$23];3)-HLOOKUP([.U$30];[.$H$25:.$V$27];3))^2)))" office:value-type="float" office:value="9.48683298050514">
            <text:p>9.49</text:p>
          </table:table-cell>
          <table:table-cell table:style-name="ce49" table:formula="of:=SQRT((((HLOOKUP([.$G31];[.$H$21:.$V$23];2)-HLOOKUP([.V$30];[.$H$25:.$V$27];2))^2)+((HLOOKUP([.$G31];[.$H$21:.$V$23];3)-HLOOKUP([.V$30];[.$H$25:.$V$27];3))^2)))" office:value-type="float" office:value="12.7279220613579">
            <text:p>12.73</text:p>
          </table:table-cell>
          <table:table-cell table:style-name="ce24"/>
          <table:table-cell table:number-columns-repeated="235"/>
        </table:table-row>
        <table:table-row table:style-name="ro3">
          <table:table-cell table:formula="of:=&quot;Battleship &quot; &amp; [.G16] &amp; &quot; covered&quot;" office:value-type="string" office:string-value="Battleship 14 covered">
            <text:p>Battleship 14 covered</text:p>
          </table:table-cell>
          <table:table-cell table:style-name="ce7" table:formula="of:=[.U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31]+1" office:value-type="float" office:value="2">
            <text:p>2</text:p>
          </table:table-cell>
          <table:table-cell table:style-name="ce29" table:formula="of:=SQRT((((HLOOKUP([.$G32];[.$H$21:.$V$23];2)-HLOOKUP([.H$30];[.$H$25:.$V$27];2))^2)+((HLOOKUP([.$G32];[.$H$21:.$V$23];3)-HLOOKUP([.H$30];[.$H$25:.$V$27];3))^2)))" office:value-type="float" office:value="1">
            <text:p>1.00</text:p>
          </table:table-cell>
          <table:table-cell table:style-name="ce41" table:formula="of:=SQRT((((HLOOKUP([.$G32];[.$H$21:.$V$23];2)-HLOOKUP([.I$30];[.$H$25:.$V$27];2))^2)+((HLOOKUP([.$G32];[.$H$21:.$V$23];3)-HLOOKUP([.I$30];[.$H$25:.$V$27];3))^2)))" office:value-type="float" office:value="2.23606797749979">
            <text:p>2.24</text:p>
          </table:table-cell>
          <table:table-cell table:style-name="ce41" table:formula="of:=SQRT((((HLOOKUP([.$G32];[.$H$21:.$V$23];2)-HLOOKUP([.J$30];[.$H$25:.$V$27];2))^2)+((HLOOKUP([.$G32];[.$H$21:.$V$23];3)-HLOOKUP([.J$30];[.$H$25:.$V$27];3))^2)))" office:value-type="float" office:value="7.28010988928052">
            <text:p>7.28</text:p>
          </table:table-cell>
          <table:table-cell table:style-name="ce41" table:formula="of:=SQRT((((HLOOKUP([.$G32];[.$H$21:.$V$23];2)-HLOOKUP([.K$30];[.$H$25:.$V$27];2))^2)+((HLOOKUP([.$G32];[.$H$21:.$V$23];3)-HLOOKUP([.K$30];[.$H$25:.$V$27];3))^2)))" office:value-type="float" office:value="4.12310562561766">
            <text:p>4.12</text:p>
          </table:table-cell>
          <table:table-cell table:style-name="ce41" table:formula="of:=SQRT((((HLOOKUP([.$G32];[.$H$21:.$V$23];2)-HLOOKUP([.L$30];[.$H$25:.$V$27];2))^2)+((HLOOKUP([.$G32];[.$H$21:.$V$23];3)-HLOOKUP([.L$30];[.$H$25:.$V$27];3))^2)))" office:value-type="float" office:value="4">
            <text:p>4.00</text:p>
          </table:table-cell>
          <table:table-cell table:style-name="ce41" table:formula="of:=SQRT((((HLOOKUP([.$G32];[.$H$21:.$V$23];2)-HLOOKUP([.M$30];[.$H$25:.$V$27];2))^2)+((HLOOKUP([.$G32];[.$H$21:.$V$23];3)-HLOOKUP([.M$30];[.$H$25:.$V$27];3))^2)))" office:value-type="float" office:value="4.12310562561766">
            <text:p>4.12</text:p>
          </table:table-cell>
          <table:table-cell table:style-name="ce41" table:formula="of:=SQRT((((HLOOKUP([.$G32];[.$H$21:.$V$23];2)-HLOOKUP([.N$30];[.$H$25:.$V$27];2))^2)+((HLOOKUP([.$G32];[.$H$21:.$V$23];3)-HLOOKUP([.N$30];[.$H$25:.$V$27];3))^2)))" office:value-type="float" office:value="5">
            <text:p>5.00</text:p>
          </table:table-cell>
          <table:table-cell table:style-name="ce41" table:formula="of:=SQRT((((HLOOKUP([.$G32];[.$H$21:.$V$23];2)-HLOOKUP([.O$30];[.$H$25:.$V$27];2))^2)+((HLOOKUP([.$G32];[.$H$21:.$V$23];3)-HLOOKUP([.O$30];[.$H$25:.$V$27];3))^2)))" office:value-type="float" office:value="7.21110255092798">
            <text:p>7.21</text:p>
          </table:table-cell>
          <table:table-cell table:style-name="ce41" table:formula="of:=SQRT((((HLOOKUP([.$G32];[.$H$21:.$V$23];2)-HLOOKUP([.P$30];[.$H$25:.$V$27];2))^2)+((HLOOKUP([.$G32];[.$H$21:.$V$23];3)-HLOOKUP([.P$30];[.$H$25:.$V$27];3))^2)))" office:value-type="float" office:value="5.8309518948453">
            <text:p>5.83</text:p>
          </table:table-cell>
          <table:table-cell table:style-name="ce41" table:formula="of:=SQRT((((HLOOKUP([.$G32];[.$H$21:.$V$23];2)-HLOOKUP([.Q$30];[.$H$25:.$V$27];2))^2)+((HLOOKUP([.$G32];[.$H$21:.$V$23];3)-HLOOKUP([.Q$30];[.$H$25:.$V$27];3))^2)))" office:value-type="float" office:value="6.40312423743285">
            <text:p>6.40</text:p>
          </table:table-cell>
          <table:table-cell table:style-name="ce41" table:formula="of:=SQRT((((HLOOKUP([.$G32];[.$H$21:.$V$23];2)-HLOOKUP([.R$30];[.$H$25:.$V$27];2))^2)+((HLOOKUP([.$G32];[.$H$21:.$V$23];3)-HLOOKUP([.R$30];[.$H$25:.$V$27];3))^2)))" office:value-type="float" office:value="7.81024967590665">
            <text:p>7.81</text:p>
          </table:table-cell>
          <table:table-cell table:style-name="ce41" table:formula="of:=SQRT((((HLOOKUP([.$G32];[.$H$21:.$V$23];2)-HLOOKUP([.S$30];[.$H$25:.$V$27];2))^2)+((HLOOKUP([.$G32];[.$H$21:.$V$23];3)-HLOOKUP([.S$30];[.$H$25:.$V$27];3))^2)))" office:value-type="float" office:value="7.81024967590665">
            <text:p>7.81</text:p>
          </table:table-cell>
          <table:table-cell table:style-name="ce41" table:formula="of:=SQRT((((HLOOKUP([.$G32];[.$H$21:.$V$23];2)-HLOOKUP([.T$30];[.$H$25:.$V$27];2))^2)+((HLOOKUP([.$G32];[.$H$21:.$V$23];3)-HLOOKUP([.T$30];[.$H$25:.$V$27];3))^2)))" office:value-type="float" office:value="8.06225774829855">
            <text:p>8.06</text:p>
          </table:table-cell>
          <table:table-cell table:style-name="ce41" table:formula="of:=SQRT((((HLOOKUP([.$G32];[.$H$21:.$V$23];2)-HLOOKUP([.U$30];[.$H$25:.$V$27];2))^2)+((HLOOKUP([.$G32];[.$H$21:.$V$23];3)-HLOOKUP([.U$30];[.$H$25:.$V$27];3))^2)))" office:value-type="float" office:value="8.24621125123532">
            <text:p>8.25</text:p>
          </table:table-cell>
          <table:table-cell table:style-name="ce50" table:formula="of:=SQRT((((HLOOKUP([.$G32];[.$H$21:.$V$23];2)-HLOOKUP([.V$30];[.$H$25:.$V$27];2))^2)+((HLOOKUP([.$G32];[.$H$21:.$V$23];3)-HLOOKUP([.V$30];[.$H$25:.$V$27];3))^2)))" office:value-type="float" office:value="11.3137084989848">
            <text:p>11.31</text:p>
          </table:table-cell>
          <table:table-cell table:style-name="ce55"/>
          <table:table-cell table:number-columns-repeated="235"/>
        </table:table-row>
        <table:table-row table:style-name="ro1">
          <table:table-cell table:formula="of:=&quot;Battleship &quot; &amp; [.G17] &amp; &quot; covered&quot;" office:value-type="string" office:string-value="Battleship 15 covered">
            <text:p>Battleship 15 covered</text:p>
          </table:table-cell>
          <table:table-cell table:style-name="ce7" table:formula="of:=[.V18]"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s</text:p>
          </table:table-cell>
          <table:table-cell table:style-name="ce17" table:formula="of:=[.G32]+1" office:value-type="float" office:value="3">
            <text:p>3</text:p>
          </table:table-cell>
          <table:table-cell table:style-name="ce29" table:formula="of:=SQRT((((HLOOKUP([.$G33];[.$H$21:.$V$23];2)-HLOOKUP([.H$30];[.$H$25:.$V$27];2))^2)+((HLOOKUP([.$G33];[.$H$21:.$V$23];3)-HLOOKUP([.H$30];[.$H$25:.$V$27];3))^2)))" office:value-type="float" office:value="5">
            <text:p>5.00</text:p>
          </table:table-cell>
          <table:table-cell table:style-name="ce41" table:formula="of:=SQRT((((HLOOKUP([.$G33];[.$H$21:.$V$23];2)-HLOOKUP([.I$30];[.$H$25:.$V$27];2))^2)+((HLOOKUP([.$G33];[.$H$21:.$V$23];3)-HLOOKUP([.I$30];[.$H$25:.$V$27];3))^2)))" office:value-type="float" office:value="2.23606797749979">
            <text:p>2.24</text:p>
          </table:table-cell>
          <table:table-cell table:style-name="ce41" table:formula="of:=SQRT((((HLOOKUP([.$G33];[.$H$21:.$V$23];2)-HLOOKUP([.J$30];[.$H$25:.$V$27];2))^2)+((HLOOKUP([.$G33];[.$H$21:.$V$23];3)-HLOOKUP([.J$30];[.$H$25:.$V$27];3))^2)))" office:value-type="float" office:value="3.60555127546399">
            <text:p>3.61</text:p>
          </table:table-cell>
          <table:table-cell table:style-name="ce41" table:formula="of:=SQRT((((HLOOKUP([.$G33];[.$H$21:.$V$23];2)-HLOOKUP([.K$30];[.$H$25:.$V$27];2))^2)+((HLOOKUP([.$G33];[.$H$21:.$V$23];3)-HLOOKUP([.K$30];[.$H$25:.$V$27];3))^2)))" office:value-type="float" office:value="6.40312423743285">
            <text:p>6.40</text:p>
          </table:table-cell>
          <table:table-cell table:style-name="ce41" table:formula="of:=SQRT((((HLOOKUP([.$G33];[.$H$21:.$V$23];2)-HLOOKUP([.L$30];[.$H$25:.$V$27];2))^2)+((HLOOKUP([.$G33];[.$H$21:.$V$23];3)-HLOOKUP([.L$30];[.$H$25:.$V$27];3))^2)))" office:value-type="float" office:value="5.65685424949238">
            <text:p>5.66</text:p>
          </table:table-cell>
          <table:table-cell table:style-name="ce41" table:formula="of:=SQRT((((HLOOKUP([.$G33];[.$H$21:.$V$23];2)-HLOOKUP([.M$30];[.$H$25:.$V$27];2))^2)+((HLOOKUP([.$G33];[.$H$21:.$V$23];3)-HLOOKUP([.M$30];[.$H$25:.$V$27];3))^2)))" office:value-type="float" office:value="5">
            <text:p>5.00</text:p>
          </table:table-cell>
          <table:table-cell table:style-name="ce41" table:formula="of:=SQRT((((HLOOKUP([.$G33];[.$H$21:.$V$23];2)-HLOOKUP([.N$30];[.$H$25:.$V$27];2))^2)+((HLOOKUP([.$G33];[.$H$21:.$V$23];3)-HLOOKUP([.N$30];[.$H$25:.$V$27];3))^2)))" office:value-type="float" office:value="4.12310562561766">
            <text:p>4.12</text:p>
          </table:table-cell>
          <table:table-cell table:style-name="ce41" table:formula="of:=SQRT((((HLOOKUP([.$G33];[.$H$21:.$V$23];2)-HLOOKUP([.O$30];[.$H$25:.$V$27];2))^2)+((HLOOKUP([.$G33];[.$H$21:.$V$23];3)-HLOOKUP([.O$30];[.$H$25:.$V$27];3))^2)))" office:value-type="float" office:value="4.47213595499958">
            <text:p>4.47</text:p>
          </table:table-cell>
          <table:table-cell table:style-name="ce41" table:formula="of:=SQRT((((HLOOKUP([.$G33];[.$H$21:.$V$23];2)-HLOOKUP([.P$30];[.$H$25:.$V$27];2))^2)+((HLOOKUP([.$G33];[.$H$21:.$V$23];3)-HLOOKUP([.P$30];[.$H$25:.$V$27];3))^2)))" office:value-type="float" office:value="5.09901951359278">
            <text:p>5.10</text:p>
          </table:table-cell>
          <table:table-cell table:style-name="ce41" table:formula="of:=SQRT((((HLOOKUP([.$G33];[.$H$21:.$V$23];2)-HLOOKUP([.Q$30];[.$H$25:.$V$27];2))^2)+((HLOOKUP([.$G33];[.$H$21:.$V$23];3)-HLOOKUP([.Q$30];[.$H$25:.$V$27];3))^2)))" office:value-type="float" office:value="5">
            <text:p>5.00</text:p>
          </table:table-cell>
          <table:table-cell table:style-name="ce41" table:formula="of:=SQRT((((HLOOKUP([.$G33];[.$H$21:.$V$23];2)-HLOOKUP([.R$30];[.$H$25:.$V$27];2))^2)+((HLOOKUP([.$G33];[.$H$21:.$V$23];3)-HLOOKUP([.R$30];[.$H$25:.$V$27];3))^2)))" office:value-type="float" office:value="5.3851648071345">
            <text:p>5.39</text:p>
          </table:table-cell>
          <table:table-cell table:style-name="ce41" table:formula="of:=SQRT((((HLOOKUP([.$G33];[.$H$21:.$V$23];2)-HLOOKUP([.S$30];[.$H$25:.$V$27];2))^2)+((HLOOKUP([.$G33];[.$H$21:.$V$23];3)-HLOOKUP([.S$30];[.$H$25:.$V$27];3))^2)))" office:value-type="float" office:value="6.08276253029822">
            <text:p>6.08</text:p>
          </table:table-cell>
          <table:table-cell table:style-name="ce41" table:formula="of:=SQRT((((HLOOKUP([.$G33];[.$H$21:.$V$23];2)-HLOOKUP([.T$30];[.$H$25:.$V$27];2))^2)+((HLOOKUP([.$G33];[.$H$21:.$V$23];3)-HLOOKUP([.T$30];[.$H$25:.$V$27];3))^2)))" office:value-type="float" office:value="9.4339811320566">
            <text:p>9.43</text:p>
          </table:table-cell>
          <table:table-cell table:style-name="ce41" table:formula="of:=SQRT((((HLOOKUP([.$G33];[.$H$21:.$V$23];2)-HLOOKUP([.U$30];[.$H$25:.$V$27];2))^2)+((HLOOKUP([.$G33];[.$H$21:.$V$23];3)-HLOOKUP([.U$30];[.$H$25:.$V$27];3))^2)))" office:value-type="float" office:value="8.24621125123532">
            <text:p>8.25</text:p>
          </table:table-cell>
          <table:table-cell table:style-name="ce50" table:formula="of:=SQRT((((HLOOKUP([.$G33];[.$H$21:.$V$23];2)-HLOOKUP([.V$30];[.$H$25:.$V$27];2))^2)+((HLOOKUP([.$G33];[.$H$21:.$V$23];3)-HLOOKUP([.V$30];[.$H$25:.$V$27];3))^2)))" office:value-type="float" office:value="8.94427190999916">
            <text:p>8.94</text:p>
          </table:table-cell>
          <table:table-cell table:style-name="ce55"/>
          <table:table-cell table:number-columns-repeated="235"/>
        </table:table-row>
        <table:table-row table:style-name="ro3">
          <table:table-cell/>
          <table:table-cell table:style-name="Default" table:number-columns-repeated="3"/>
          <table:table-cell/>
          <table:table-cell table:style-name="ce11" office:value-type="string">
            <text:p>s</text:p>
          </table:table-cell>
          <table:table-cell table:style-name="ce17" table:formula="of:=[.G33]+1" office:value-type="float" office:value="4">
            <text:p>4</text:p>
          </table:table-cell>
          <table:table-cell table:style-name="ce29" table:formula="of:=SQRT((((HLOOKUP([.$G34];[.$H$21:.$V$23];2)-HLOOKUP([.H$30];[.$H$25:.$V$27];2))^2)+((HLOOKUP([.$G34];[.$H$21:.$V$23];3)-HLOOKUP([.H$30];[.$H$25:.$V$27];3))^2)))" office:value-type="float" office:value="2.23606797749979">
            <text:p>2.24</text:p>
          </table:table-cell>
          <table:table-cell table:style-name="ce41" table:formula="of:=SQRT((((HLOOKUP([.$G34];[.$H$21:.$V$23];2)-HLOOKUP([.I$30];[.$H$25:.$V$27];2))^2)+((HLOOKUP([.$G34];[.$H$21:.$V$23];3)-HLOOKUP([.I$30];[.$H$25:.$V$27];3))^2)))" office:value-type="float" office:value="2.23606797749979">
            <text:p>2.24</text:p>
          </table:table-cell>
          <table:table-cell table:style-name="ce41" table:formula="of:=SQRT((((HLOOKUP([.$G34];[.$H$21:.$V$23];2)-HLOOKUP([.J$30];[.$H$25:.$V$27];2))^2)+((HLOOKUP([.$G34];[.$H$21:.$V$23];3)-HLOOKUP([.J$30];[.$H$25:.$V$27];3))^2)))" office:value-type="float" office:value="7">
            <text:p>7.00</text:p>
          </table:table-cell>
          <table:table-cell table:style-name="ce41" table:formula="of:=SQRT((((HLOOKUP([.$G34];[.$H$21:.$V$23];2)-HLOOKUP([.K$30];[.$H$25:.$V$27];2))^2)+((HLOOKUP([.$G34];[.$H$21:.$V$23];3)-HLOOKUP([.K$30];[.$H$25:.$V$27];3))^2)))" office:value-type="float" office:value="2.23606797749979">
            <text:p>2.24</text:p>
          </table:table-cell>
          <table:table-cell table:style-name="ce41" table:formula="of:=SQRT((((HLOOKUP([.$G34];[.$H$21:.$V$23];2)-HLOOKUP([.L$30];[.$H$25:.$V$27];2))^2)+((HLOOKUP([.$G34];[.$H$21:.$V$23];3)-HLOOKUP([.L$30];[.$H$25:.$V$27];3))^2)))" office:value-type="float" office:value="2">
            <text:p>2.00</text:p>
          </table:table-cell>
          <table:table-cell table:style-name="ce41" table:formula="of:=SQRT((((HLOOKUP([.$G34];[.$H$21:.$V$23];2)-HLOOKUP([.M$30];[.$H$25:.$V$27];2))^2)+((HLOOKUP([.$G34];[.$H$21:.$V$23];3)-HLOOKUP([.M$30];[.$H$25:.$V$27];3))^2)))" office:value-type="float" office:value="2.23606797749979">
            <text:p>2.24</text:p>
          </table:table-cell>
          <table:table-cell table:style-name="ce41" table:formula="of:=SQRT((((HLOOKUP([.$G34];[.$H$21:.$V$23];2)-HLOOKUP([.N$30];[.$H$25:.$V$27];2))^2)+((HLOOKUP([.$G34];[.$H$21:.$V$23];3)-HLOOKUP([.N$30];[.$H$25:.$V$27];3))^2)))" office:value-type="float" office:value="3.60555127546399">
            <text:p>3.61</text:p>
          </table:table-cell>
          <table:table-cell table:style-name="ce41" table:formula="of:=SQRT((((HLOOKUP([.$G34];[.$H$21:.$V$23];2)-HLOOKUP([.O$30];[.$H$25:.$V$27];2))^2)+((HLOOKUP([.$G34];[.$H$21:.$V$23];3)-HLOOKUP([.O$30];[.$H$25:.$V$27];3))^2)))" office:value-type="float" office:value="6.32455532033676">
            <text:p>6.32</text:p>
          </table:table-cell>
          <table:table-cell table:style-name="ce41" table:formula="of:=SQRT((((HLOOKUP([.$G34];[.$H$21:.$V$23];2)-HLOOKUP([.P$30];[.$H$25:.$V$27];2))^2)+((HLOOKUP([.$G34];[.$H$21:.$V$23];3)-HLOOKUP([.P$30];[.$H$25:.$V$27];3))^2)))" office:value-type="float" office:value="4.24264068711929">
            <text:p>4.24</text:p>
          </table:table-cell>
          <table:table-cell table:style-name="ce41" table:formula="of:=SQRT((((HLOOKUP([.$G34];[.$H$21:.$V$23];2)-HLOOKUP([.Q$30];[.$H$25:.$V$27];2))^2)+((HLOOKUP([.$G34];[.$H$21:.$V$23];3)-HLOOKUP([.Q$30];[.$H$25:.$V$27];3))^2)))" office:value-type="float" office:value="5">
            <text:p>5.00</text:p>
          </table:table-cell>
          <table:table-cell table:style-name="ce41" table:formula="of:=SQRT((((HLOOKUP([.$G34];[.$H$21:.$V$23];2)-HLOOKUP([.R$30];[.$H$25:.$V$27];2))^2)+((HLOOKUP([.$G34];[.$H$21:.$V$23];3)-HLOOKUP([.R$30];[.$H$25:.$V$27];3))^2)))" office:value-type="float" office:value="6.70820393249937">
            <text:p>6.71</text:p>
          </table:table-cell>
          <table:table-cell table:style-name="ce41" table:formula="of:=SQRT((((HLOOKUP([.$G34];[.$H$21:.$V$23];2)-HLOOKUP([.S$30];[.$H$25:.$V$27];2))^2)+((HLOOKUP([.$G34];[.$H$21:.$V$23];3)-HLOOKUP([.S$30];[.$H$25:.$V$27];3))^2)))" office:value-type="float" office:value="6.40312423743285">
            <text:p>6.40</text:p>
          </table:table-cell>
          <table:table-cell table:style-name="ce41" table:formula="of:=SQRT((((HLOOKUP([.$G34];[.$H$21:.$V$23];2)-HLOOKUP([.T$30];[.$H$25:.$V$27];2))^2)+((HLOOKUP([.$G34];[.$H$21:.$V$23];3)-HLOOKUP([.T$30];[.$H$25:.$V$27];3))^2)))" office:value-type="float" office:value="6.08276253029822">
            <text:p>6.08</text:p>
          </table:table-cell>
          <table:table-cell table:style-name="ce41" table:formula="of:=SQRT((((HLOOKUP([.$G34];[.$H$21:.$V$23];2)-HLOOKUP([.U$30];[.$H$25:.$V$27];2))^2)+((HLOOKUP([.$G34];[.$H$21:.$V$23];3)-HLOOKUP([.U$30];[.$H$25:.$V$27];3))^2)))" office:value-type="float" office:value="6.32455532033676">
            <text:p>6.32</text:p>
          </table:table-cell>
          <table:table-cell table:style-name="ce50" table:formula="of:=SQRT((((HLOOKUP([.$G34];[.$H$21:.$V$23];2)-HLOOKUP([.V$30];[.$H$25:.$V$27];2))^2)+((HLOOKUP([.$G34];[.$H$21:.$V$23];3)-HLOOKUP([.V$30];[.$H$25:.$V$27];3))^2)))" office:value-type="float" office:value="10">
            <text:p>10.00</text:p>
          </table:table-cell>
          <table:table-cell table:style-name="ce55"/>
          <table:table-cell table:number-columns-repeated="23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 office:value-type="string">
            <text:p>s</text:p>
          </table:table-cell>
          <table:table-cell table:style-name="ce17" table:formula="of:=[.G34]+1" office:value-type="float" office:value="5">
            <text:p>5</text:p>
          </table:table-cell>
          <table:table-cell table:style-name="ce29" table:formula="of:=SQRT((((HLOOKUP([.$G35];[.$H$21:.$V$23];2)-HLOOKUP([.H$30];[.$H$25:.$V$27];2))^2)+((HLOOKUP([.$G35];[.$H$21:.$V$23];3)-HLOOKUP([.H$30];[.$H$25:.$V$27];3))^2)))" office:value-type="float" office:value="2.82842712474619">
            <text:p>2.83</text:p>
          </table:table-cell>
          <table:table-cell table:style-name="ce41" table:formula="of:=SQRT((((HLOOKUP([.$G35];[.$H$21:.$V$23];2)-HLOOKUP([.I$30];[.$H$25:.$V$27];2))^2)+((HLOOKUP([.$G35];[.$H$21:.$V$23];3)-HLOOKUP([.I$30];[.$H$25:.$V$27];3))^2)))" office:value-type="float" office:value="1.4142135623731">
            <text:p>1.41</text:p>
          </table:table-cell>
          <table:table-cell table:style-name="ce41" table:formula="of:=SQRT((((HLOOKUP([.$G35];[.$H$21:.$V$23];2)-HLOOKUP([.J$30];[.$H$25:.$V$27];2))^2)+((HLOOKUP([.$G35];[.$H$21:.$V$23];3)-HLOOKUP([.J$30];[.$H$25:.$V$27];3))^2)))" office:value-type="float" office:value="6">
            <text:p>6.00</text:p>
          </table:table-cell>
          <table:table-cell table:style-name="ce41" table:formula="of:=SQRT((((HLOOKUP([.$G35];[.$H$21:.$V$23];2)-HLOOKUP([.K$30];[.$H$25:.$V$27];2))^2)+((HLOOKUP([.$G35];[.$H$21:.$V$23];3)-HLOOKUP([.K$30];[.$H$25:.$V$27];3))^2)))" office:value-type="float" office:value="2.82842712474619">
            <text:p>2.83</text:p>
          </table:table-cell>
          <table:table-cell table:style-name="ce41" table:formula="of:=SQRT((((HLOOKUP([.$G35];[.$H$21:.$V$23];2)-HLOOKUP([.L$30];[.$H$25:.$V$27];2))^2)+((HLOOKUP([.$G35];[.$H$21:.$V$23];3)-HLOOKUP([.L$30];[.$H$25:.$V$27];3))^2)))" office:value-type="float" office:value="2.23606797749979">
            <text:p>2.24</text:p>
          </table:table-cell>
          <table:table-cell table:style-name="ce41" table:formula="of:=SQRT((((HLOOKUP([.$G35];[.$H$21:.$V$23];2)-HLOOKUP([.M$30];[.$H$25:.$V$27];2))^2)+((HLOOKUP([.$G35];[.$H$21:.$V$23];3)-HLOOKUP([.M$30];[.$H$25:.$V$27];3))^2)))" office:value-type="float" office:value="2">
            <text:p>2.00</text:p>
          </table:table-cell>
          <table:table-cell table:style-name="ce41" table:formula="of:=SQRT((((HLOOKUP([.$G35];[.$H$21:.$V$23];2)-HLOOKUP([.N$30];[.$H$25:.$V$27];2))^2)+((HLOOKUP([.$G35];[.$H$21:.$V$23];3)-HLOOKUP([.N$30];[.$H$25:.$V$27];3))^2)))" office:value-type="float" office:value="2.82842712474619">
            <text:p>2.83</text:p>
          </table:table-cell>
          <table:table-cell table:style-name="ce41" table:formula="of:=SQRT((((HLOOKUP([.$G35];[.$H$21:.$V$23];2)-HLOOKUP([.O$30];[.$H$25:.$V$27];2))^2)+((HLOOKUP([.$G35];[.$H$21:.$V$23];3)-HLOOKUP([.O$30];[.$H$25:.$V$27];3))^2)))" office:value-type="float" office:value="5.3851648071345">
            <text:p>5.39</text:p>
          </table:table-cell>
          <table:table-cell table:style-name="ce41" table:formula="of:=SQRT((((HLOOKUP([.$G35];[.$H$21:.$V$23];2)-HLOOKUP([.P$30];[.$H$25:.$V$27];2))^2)+((HLOOKUP([.$G35];[.$H$21:.$V$23];3)-HLOOKUP([.P$30];[.$H$25:.$V$27];3))^2)))" office:value-type="float" office:value="3.60555127546399">
            <text:p>3.61</text:p>
          </table:table-cell>
          <table:table-cell table:style-name="ce41" table:formula="of:=SQRT((((HLOOKUP([.$G35];[.$H$21:.$V$23];2)-HLOOKUP([.Q$30];[.$H$25:.$V$27];2))^2)+((HLOOKUP([.$G35];[.$H$21:.$V$23];3)-HLOOKUP([.Q$30];[.$H$25:.$V$27];3))^2)))" office:value-type="float" office:value="4.24264068711929">
            <text:p>4.24</text:p>
          </table:table-cell>
          <table:table-cell table:style-name="ce41" table:formula="of:=SQRT((((HLOOKUP([.$G35];[.$H$21:.$V$23];2)-HLOOKUP([.R$30];[.$H$25:.$V$27];2))^2)+((HLOOKUP([.$G35];[.$H$21:.$V$23];3)-HLOOKUP([.R$30];[.$H$25:.$V$27];3))^2)))" office:value-type="float" office:value="5.8309518948453">
            <text:p>5.83</text:p>
          </table:table-cell>
          <table:table-cell table:style-name="ce41" table:formula="of:=SQRT((((HLOOKUP([.$G35];[.$H$21:.$V$23];2)-HLOOKUP([.S$30];[.$H$25:.$V$27];2))^2)+((HLOOKUP([.$G35];[.$H$21:.$V$23];3)-HLOOKUP([.S$30];[.$H$25:.$V$27];3))^2)))" office:value-type="float" office:value="5.65685424949238">
            <text:p>5.66</text:p>
          </table:table-cell>
          <table:table-cell table:style-name="ce41" table:formula="of:=SQRT((((HLOOKUP([.$G35];[.$H$21:.$V$23];2)-HLOOKUP([.T$30];[.$H$25:.$V$27];2))^2)+((HLOOKUP([.$G35];[.$H$21:.$V$23];3)-HLOOKUP([.T$30];[.$H$25:.$V$27];3))^2)))" office:value-type="float" office:value="6.32455532033676">
            <text:p>6.32</text:p>
          </table:table-cell>
          <table:table-cell table:style-name="ce41" table:formula="of:=SQRT((((HLOOKUP([.$G35];[.$H$21:.$V$23];2)-HLOOKUP([.U$30];[.$H$25:.$V$27];2))^2)+((HLOOKUP([.$G35];[.$H$21:.$V$23];3)-HLOOKUP([.U$30];[.$H$25:.$V$27];3))^2)))" office:value-type="float" office:value="6.08276253029822">
            <text:p>6.08</text:p>
          </table:table-cell>
          <table:table-cell table:style-name="ce50" table:formula="of:=SQRT((((HLOOKUP([.$G35];[.$H$21:.$V$23];2)-HLOOKUP([.V$30];[.$H$25:.$V$27];2))^2)+((HLOOKUP([.$G35];[.$H$21:.$V$23];3)-HLOOKUP([.V$30];[.$H$25:.$V$27];3))^2)))" office:value-type="float" office:value="9.21954445729289">
            <text:p>9.22</text:p>
          </table:table-cell>
          <table:table-cell table:style-name="ce55"/>
          <table:table-cell table:number-columns-repeated="23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 office:value-type="string">
            <text:p>s</text:p>
          </table:table-cell>
          <table:table-cell table:style-name="ce17" table:formula="of:=[.G35]+1" office:value-type="float" office:value="6">
            <text:p>6</text:p>
          </table:table-cell>
          <table:table-cell table:style-name="ce29" table:formula="of:=SQRT((((HLOOKUP([.$G36];[.$H$21:.$V$23];2)-HLOOKUP([.H$30];[.$H$25:.$V$27];2))^2)+((HLOOKUP([.$G36];[.$H$21:.$V$23];3)-HLOOKUP([.H$30];[.$H$25:.$V$27];3))^2)))" office:value-type="float" office:value="6.32455532033676">
            <text:p>6.32</text:p>
          </table:table-cell>
          <table:table-cell table:style-name="ce41" table:formula="of:=SQRT((((HLOOKUP([.$G36];[.$H$21:.$V$23];2)-HLOOKUP([.I$30];[.$H$25:.$V$27];2))^2)+((HLOOKUP([.$G36];[.$H$21:.$V$23];3)-HLOOKUP([.I$30];[.$H$25:.$V$27];3))^2)))" office:value-type="float" office:value="3.16227766016838">
            <text:p>3.16</text:p>
          </table:table-cell>
          <table:table-cell table:style-name="ce41" table:formula="of:=SQRT((((HLOOKUP([.$G36];[.$H$21:.$V$23];2)-HLOOKUP([.J$30];[.$H$25:.$V$27];2))^2)+((HLOOKUP([.$G36];[.$H$21:.$V$23];3)-HLOOKUP([.J$30];[.$H$25:.$V$27];3))^2)))" office:value-type="float" office:value="2">
            <text:p>2.00</text:p>
          </table:table-cell>
          <table:table-cell table:style-name="ce41" table:formula="of:=SQRT((((HLOOKUP([.$G36];[.$H$21:.$V$23];2)-HLOOKUP([.K$30];[.$H$25:.$V$27];2))^2)+((HLOOKUP([.$G36];[.$H$21:.$V$23];3)-HLOOKUP([.K$30];[.$H$25:.$V$27];3))^2)))" office:value-type="float" office:value="6.32455532033676">
            <text:p>6.32</text:p>
          </table:table-cell>
          <table:table-cell table:style-name="ce41" table:formula="of:=SQRT((((HLOOKUP([.$G36];[.$H$21:.$V$23];2)-HLOOKUP([.L$30];[.$H$25:.$V$27];2))^2)+((HLOOKUP([.$G36];[.$H$21:.$V$23];3)-HLOOKUP([.L$30];[.$H$25:.$V$27];3))^2)))" office:value-type="float" office:value="5.3851648071345">
            <text:p>5.39</text:p>
          </table:table-cell>
          <table:table-cell table:style-name="ce41" table:formula="of:=SQRT((((HLOOKUP([.$G36];[.$H$21:.$V$23];2)-HLOOKUP([.M$30];[.$H$25:.$V$27];2))^2)+((HLOOKUP([.$G36];[.$H$21:.$V$23];3)-HLOOKUP([.M$30];[.$H$25:.$V$27];3))^2)))" office:value-type="float" office:value="4.47213595499958">
            <text:p>4.47</text:p>
          </table:table-cell>
          <table:table-cell table:style-name="ce41" table:formula="of:=SQRT((((HLOOKUP([.$G36];[.$H$21:.$V$23];2)-HLOOKUP([.N$30];[.$H$25:.$V$27];2))^2)+((HLOOKUP([.$G36];[.$H$21:.$V$23];3)-HLOOKUP([.N$30];[.$H$25:.$V$27];3))^2)))" office:value-type="float" office:value="2.82842712474619">
            <text:p>2.83</text:p>
          </table:table-cell>
          <table:table-cell table:style-name="ce41" table:formula="of:=SQRT((((HLOOKUP([.$G36];[.$H$21:.$V$23];2)-HLOOKUP([.O$30];[.$H$25:.$V$27];2))^2)+((HLOOKUP([.$G36];[.$H$21:.$V$23];3)-HLOOKUP([.O$30];[.$H$25:.$V$27];3))^2)))" office:value-type="float" office:value="2.23606797749979">
            <text:p>2.24</text:p>
          </table:table-cell>
          <table:table-cell table:style-name="ce41" table:formula="of:=SQRT((((HLOOKUP([.$G36];[.$H$21:.$V$23];2)-HLOOKUP([.P$30];[.$H$25:.$V$27];2))^2)+((HLOOKUP([.$G36];[.$H$21:.$V$23];3)-HLOOKUP([.P$30];[.$H$25:.$V$27];3))^2)))" office:value-type="float" office:value="3.60555127546399">
            <text:p>3.61</text:p>
          </table:table-cell>
          <table:table-cell table:style-name="ce41" table:formula="of:=SQRT((((HLOOKUP([.$G36];[.$H$21:.$V$23];2)-HLOOKUP([.Q$30];[.$H$25:.$V$27];2))^2)+((HLOOKUP([.$G36];[.$H$21:.$V$23];3)-HLOOKUP([.Q$30];[.$H$25:.$V$27];3))^2)))" office:value-type="float" office:value="3.16227766016838">
            <text:p>3.16</text:p>
          </table:table-cell>
          <table:table-cell table:style-name="ce41" table:formula="of:=SQRT((((HLOOKUP([.$G36];[.$H$21:.$V$23];2)-HLOOKUP([.R$30];[.$H$25:.$V$27];2))^2)+((HLOOKUP([.$G36];[.$H$21:.$V$23];3)-HLOOKUP([.R$30];[.$H$25:.$V$27];3))^2)))" office:value-type="float" office:value="3.16227766016838">
            <text:p>3.16</text:p>
          </table:table-cell>
          <table:table-cell table:style-name="ce41" table:formula="of:=SQRT((((HLOOKUP([.$G36];[.$H$21:.$V$23];2)-HLOOKUP([.S$30];[.$H$25:.$V$27];2))^2)+((HLOOKUP([.$G36];[.$H$21:.$V$23];3)-HLOOKUP([.S$30];[.$H$25:.$V$27];3))^2)))" office:value-type="float" office:value="4">
            <text:p>4.00</text:p>
          </table:table-cell>
          <table:table-cell table:style-name="ce41" table:formula="of:=SQRT((((HLOOKUP([.$G36];[.$H$21:.$V$23];2)-HLOOKUP([.T$30];[.$H$25:.$V$27];2))^2)+((HLOOKUP([.$G36];[.$H$21:.$V$23];3)-HLOOKUP([.T$30];[.$H$25:.$V$27];3))^2)))" office:value-type="float" office:value="8.48528137423857">
            <text:p>8.49</text:p>
          </table:table-cell>
          <table:table-cell table:style-name="ce41" table:formula="of:=SQRT((((HLOOKUP([.$G36];[.$H$21:.$V$23];2)-HLOOKUP([.U$30];[.$H$25:.$V$27];2))^2)+((HLOOKUP([.$G36];[.$H$21:.$V$23];3)-HLOOKUP([.U$30];[.$H$25:.$V$27];3))^2)))" office:value-type="float" office:value="6.70820393249937">
            <text:p>6.71</text:p>
          </table:table-cell>
          <table:table-cell table:style-name="ce50" table:formula="of:=SQRT((((HLOOKUP([.$G36];[.$H$21:.$V$23];2)-HLOOKUP([.V$30];[.$H$25:.$V$27];2))^2)+((HLOOKUP([.$G36];[.$H$21:.$V$23];3)-HLOOKUP([.V$30];[.$H$25:.$V$27];3))^2)))" office:value-type="float" office:value="6.70820393249937">
            <text:p>6.71</text:p>
          </table:table-cell>
          <table:table-cell table:style-name="ce55"/>
          <table:table-cell table:number-columns-repeated="23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 office:value-type="string">
            <text:p>s</text:p>
          </table:table-cell>
          <table:table-cell table:style-name="ce17" table:formula="of:=[.G36]+1" office:value-type="float" office:value="7">
            <text:p>7</text:p>
          </table:table-cell>
          <table:table-cell table:style-name="ce29" table:formula="of:=SQRT((((HLOOKUP([.$G37];[.$H$21:.$V$23];2)-HLOOKUP([.H$30];[.$H$25:.$V$27];2))^2)+((HLOOKUP([.$G37];[.$H$21:.$V$23];3)-HLOOKUP([.H$30];[.$H$25:.$V$27];3))^2)))" office:value-type="float" office:value="9.8488578017961">
            <text:p>9.85</text:p>
          </table:table-cell>
          <table:table-cell table:style-name="ce41" table:formula="of:=SQRT((((HLOOKUP([.$G37];[.$H$21:.$V$23];2)-HLOOKUP([.I$30];[.$H$25:.$V$27];2))^2)+((HLOOKUP([.$G37];[.$H$21:.$V$23];3)-HLOOKUP([.I$30];[.$H$25:.$V$27];3))^2)))" office:value-type="float" office:value="6.70820393249937">
            <text:p>6.71</text:p>
          </table:table-cell>
          <table:table-cell table:style-name="ce41" table:formula="of:=SQRT((((HLOOKUP([.$G37];[.$H$21:.$V$23];2)-HLOOKUP([.J$30];[.$H$25:.$V$27];2))^2)+((HLOOKUP([.$G37];[.$H$21:.$V$23];3)-HLOOKUP([.J$30];[.$H$25:.$V$27];3))^2)))" office:value-type="float" office:value="2.23606797749979">
            <text:p>2.24</text:p>
          </table:table-cell>
          <table:table-cell table:style-name="ce41" table:formula="of:=SQRT((((HLOOKUP([.$G37];[.$H$21:.$V$23];2)-HLOOKUP([.K$30];[.$H$25:.$V$27];2))^2)+((HLOOKUP([.$G37];[.$H$21:.$V$23];3)-HLOOKUP([.K$30];[.$H$25:.$V$27];3))^2)))" office:value-type="float" office:value="9">
            <text:p>9.00</text:p>
          </table:table-cell>
          <table:table-cell table:style-name="ce41" table:formula="of:=SQRT((((HLOOKUP([.$G37];[.$H$21:.$V$23];2)-HLOOKUP([.L$30];[.$H$25:.$V$27];2))^2)+((HLOOKUP([.$G37];[.$H$21:.$V$23];3)-HLOOKUP([.L$30];[.$H$25:.$V$27];3))^2)))" office:value-type="float" office:value="8">
            <text:p>8.00</text:p>
          </table:table-cell>
          <table:table-cell table:style-name="ce41" table:formula="of:=SQRT((((HLOOKUP([.$G37];[.$H$21:.$V$23];2)-HLOOKUP([.M$30];[.$H$25:.$V$27];2))^2)+((HLOOKUP([.$G37];[.$H$21:.$V$23];3)-HLOOKUP([.M$30];[.$H$25:.$V$27];3))^2)))" office:value-type="float" office:value="7">
            <text:p>7.00</text:p>
          </table:table-cell>
          <table:table-cell table:style-name="ce41" table:formula="of:=SQRT((((HLOOKUP([.$G37];[.$H$21:.$V$23];2)-HLOOKUP([.N$30];[.$H$25:.$V$27];2))^2)+((HLOOKUP([.$G37];[.$H$21:.$V$23];3)-HLOOKUP([.N$30];[.$H$25:.$V$27];3))^2)))" office:value-type="float" office:value="5">
            <text:p>5.00</text:p>
          </table:table-cell>
          <table:table-cell table:style-name="ce41" table:formula="of:=SQRT((((HLOOKUP([.$G37];[.$H$21:.$V$23];2)-HLOOKUP([.O$30];[.$H$25:.$V$27];2))^2)+((HLOOKUP([.$G37];[.$H$21:.$V$23];3)-HLOOKUP([.O$30];[.$H$25:.$V$27];3))^2)))" office:value-type="float" office:value="2">
            <text:p>2.00</text:p>
          </table:table-cell>
          <table:table-cell table:style-name="ce41" table:formula="of:=SQRT((((HLOOKUP([.$G37];[.$H$21:.$V$23];2)-HLOOKUP([.P$30];[.$H$25:.$V$27];2))^2)+((HLOOKUP([.$G37];[.$H$21:.$V$23];3)-HLOOKUP([.P$30];[.$H$25:.$V$27];3))^2)))" office:value-type="float" office:value="5.09901951359278">
            <text:p>5.10</text:p>
          </table:table-cell>
          <table:table-cell table:style-name="ce41" table:formula="of:=SQRT((((HLOOKUP([.$G37];[.$H$21:.$V$23];2)-HLOOKUP([.Q$30];[.$H$25:.$V$27];2))^2)+((HLOOKUP([.$G37];[.$H$21:.$V$23];3)-HLOOKUP([.Q$30];[.$H$25:.$V$27];3))^2)))" office:value-type="float" office:value="4.12310562561766">
            <text:p>4.12</text:p>
          </table:table-cell>
          <table:table-cell table:style-name="ce41" table:formula="of:=SQRT((((HLOOKUP([.$G37];[.$H$21:.$V$23];2)-HLOOKUP([.R$30];[.$H$25:.$V$27];2))^2)+((HLOOKUP([.$G37];[.$H$21:.$V$23];3)-HLOOKUP([.R$30];[.$H$25:.$V$27];3))^2)))" office:value-type="float" office:value="2.23606797749979">
            <text:p>2.24</text:p>
          </table:table-cell>
          <table:table-cell table:style-name="ce41" table:formula="of:=SQRT((((HLOOKUP([.$G37];[.$H$21:.$V$23];2)-HLOOKUP([.S$30];[.$H$25:.$V$27];2))^2)+((HLOOKUP([.$G37];[.$H$21:.$V$23];3)-HLOOKUP([.S$30];[.$H$25:.$V$27];3))^2)))" office:value-type="float" office:value="3.60555127546399">
            <text:p>3.61</text:p>
          </table:table-cell>
          <table:table-cell table:style-name="ce41" table:formula="of:=SQRT((((HLOOKUP([.$G37];[.$H$21:.$V$23];2)-HLOOKUP([.T$30];[.$H$25:.$V$27];2))^2)+((HLOOKUP([.$G37];[.$H$21:.$V$23];3)-HLOOKUP([.T$30];[.$H$25:.$V$27];3))^2)))" office:value-type="float" office:value="9.8488578017961">
            <text:p>9.85</text:p>
          </table:table-cell>
          <table:table-cell table:style-name="ce41" table:formula="of:=SQRT((((HLOOKUP([.$G37];[.$H$21:.$V$23];2)-HLOOKUP([.U$30];[.$H$25:.$V$27];2))^2)+((HLOOKUP([.$G37];[.$H$21:.$V$23];3)-HLOOKUP([.U$30];[.$H$25:.$V$27];3))^2)))" office:value-type="float" office:value="7.21110255092798">
            <text:p>7.21</text:p>
          </table:table-cell>
          <table:table-cell table:style-name="ce50" table:formula="of:=SQRT((((HLOOKUP([.$G37];[.$H$21:.$V$23];2)-HLOOKUP([.V$30];[.$H$25:.$V$27];2))^2)+((HLOOKUP([.$G37];[.$H$21:.$V$23];3)-HLOOKUP([.V$30];[.$H$25:.$V$27];3))^2)))" office:value-type="float" office:value="4">
            <text:p>4.00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37]+1" office:value-type="float" office:value="8">
            <text:p>8</text:p>
          </table:table-cell>
          <table:table-cell table:style-name="ce29" table:formula="of:=SQRT((((HLOOKUP([.$G38];[.$H$21:.$V$23];2)-HLOOKUP([.H$30];[.$H$25:.$V$27];2))^2)+((HLOOKUP([.$G38];[.$H$21:.$V$23];3)-HLOOKUP([.H$30];[.$H$25:.$V$27];3))^2)))" office:value-type="float" office:value="5">
            <text:p>5.00</text:p>
          </table:table-cell>
          <table:table-cell table:style-name="ce41" table:formula="of:=SQRT((((HLOOKUP([.$G38];[.$H$21:.$V$23];2)-HLOOKUP([.I$30];[.$H$25:.$V$27];2))^2)+((HLOOKUP([.$G38];[.$H$21:.$V$23];3)-HLOOKUP([.I$30];[.$H$25:.$V$27];3))^2)))" office:value-type="float" office:value="5">
            <text:p>5.00</text:p>
          </table:table-cell>
          <table:table-cell table:style-name="ce41" table:formula="of:=SQRT((((HLOOKUP([.$G38];[.$H$21:.$V$23];2)-HLOOKUP([.J$30];[.$H$25:.$V$27];2))^2)+((HLOOKUP([.$G38];[.$H$21:.$V$23];3)-HLOOKUP([.J$30];[.$H$25:.$V$27];3))^2)))" office:value-type="float" office:value="8.54400374531753">
            <text:p>8.54</text:p>
          </table:table-cell>
          <table:table-cell table:style-name="ce41" table:formula="of:=SQRT((((HLOOKUP([.$G38];[.$H$21:.$V$23];2)-HLOOKUP([.K$30];[.$H$25:.$V$27];2))^2)+((HLOOKUP([.$G38];[.$H$21:.$V$23];3)-HLOOKUP([.K$30];[.$H$25:.$V$27];3))^2)))" office:value-type="float" office:value="1">
            <text:p>1.00</text:p>
          </table:table-cell>
          <table:table-cell table:style-name="ce41" table:formula="of:=SQRT((((HLOOKUP([.$G38];[.$H$21:.$V$23];2)-HLOOKUP([.L$30];[.$H$25:.$V$27];2))^2)+((HLOOKUP([.$G38];[.$H$21:.$V$23];3)-HLOOKUP([.L$30];[.$H$25:.$V$27];3))^2)))" office:value-type="float" office:value="1.4142135623731">
            <text:p>1.41</text:p>
          </table:table-cell>
          <table:table-cell table:style-name="ce41" table:formula="of:=SQRT((((HLOOKUP([.$G38];[.$H$21:.$V$23];2)-HLOOKUP([.M$30];[.$H$25:.$V$27];2))^2)+((HLOOKUP([.$G38];[.$H$21:.$V$23];3)-HLOOKUP([.M$30];[.$H$25:.$V$27];3))^2)))" office:value-type="float" office:value="2.23606797749979">
            <text:p>2.24</text:p>
          </table:table-cell>
          <table:table-cell table:style-name="ce41" table:formula="of:=SQRT((((HLOOKUP([.$G38];[.$H$21:.$V$23];2)-HLOOKUP([.N$30];[.$H$25:.$V$27];2))^2)+((HLOOKUP([.$G38];[.$H$21:.$V$23];3)-HLOOKUP([.N$30];[.$H$25:.$V$27];3))^2)))" office:value-type="float" office:value="4.12310562561766">
            <text:p>4.12</text:p>
          </table:table-cell>
          <table:table-cell table:style-name="ce41" table:formula="of:=SQRT((((HLOOKUP([.$G38];[.$H$21:.$V$23];2)-HLOOKUP([.O$30];[.$H$25:.$V$27];2))^2)+((HLOOKUP([.$G38];[.$H$21:.$V$23];3)-HLOOKUP([.O$30];[.$H$25:.$V$27];3))^2)))" office:value-type="float" office:value="7.07106781186548">
            <text:p>7.07</text:p>
          </table:table-cell>
          <table:table-cell table:style-name="ce41" table:formula="of:=SQRT((((HLOOKUP([.$G38];[.$H$21:.$V$23];2)-HLOOKUP([.P$30];[.$H$25:.$V$27];2))^2)+((HLOOKUP([.$G38];[.$H$21:.$V$23];3)-HLOOKUP([.P$30];[.$H$25:.$V$27];3))^2)))" office:value-type="float" office:value="4">
            <text:p>4.00</text:p>
          </table:table-cell>
          <table:table-cell table:style-name="ce41" table:formula="of:=SQRT((((HLOOKUP([.$G38];[.$H$21:.$V$23];2)-HLOOKUP([.Q$30];[.$H$25:.$V$27];2))^2)+((HLOOKUP([.$G38];[.$H$21:.$V$23];3)-HLOOKUP([.Q$30];[.$H$25:.$V$27];3))^2)))" office:value-type="float" office:value="5">
            <text:p>5.00</text:p>
          </table:table-cell>
          <table:table-cell table:style-name="ce41" table:formula="of:=SQRT((((HLOOKUP([.$G38];[.$H$21:.$V$23];2)-HLOOKUP([.R$30];[.$H$25:.$V$27];2))^2)+((HLOOKUP([.$G38];[.$H$21:.$V$23];3)-HLOOKUP([.R$30];[.$H$25:.$V$27];3))^2)))" office:value-type="float" office:value="7">
            <text:p>7.00</text:p>
          </table:table-cell>
          <table:table-cell table:style-name="ce41" table:formula="of:=SQRT((((HLOOKUP([.$G38];[.$H$21:.$V$23];2)-HLOOKUP([.S$30];[.$H$25:.$V$27];2))^2)+((HLOOKUP([.$G38];[.$H$21:.$V$23];3)-HLOOKUP([.S$30];[.$H$25:.$V$27];3))^2)))" office:value-type="float" office:value="6.08276253029822">
            <text:p>6.08</text:p>
          </table:table-cell>
          <table:table-cell table:style-name="ce41" table:formula="of:=SQRT((((HLOOKUP([.$G38];[.$H$21:.$V$23];2)-HLOOKUP([.T$30];[.$H$25:.$V$27];2))^2)+((HLOOKUP([.$G38];[.$H$21:.$V$23];3)-HLOOKUP([.T$30];[.$H$25:.$V$27];3))^2)))" office:value-type="float" office:value="3">
            <text:p>3.00</text:p>
          </table:table-cell>
          <table:table-cell table:style-name="ce41" table:formula="of:=SQRT((((HLOOKUP([.$G38];[.$H$21:.$V$23];2)-HLOOKUP([.U$30];[.$H$25:.$V$27];2))^2)+((HLOOKUP([.$G38];[.$H$21:.$V$23];3)-HLOOKUP([.U$30];[.$H$25:.$V$27];3))^2)))" office:value-type="float" office:value="4.24264068711929">
            <text:p>4.24</text:p>
          </table:table-cell>
          <table:table-cell table:style-name="ce50" table:formula="of:=SQRT((((HLOOKUP([.$G38];[.$H$21:.$V$23];2)-HLOOKUP([.V$30];[.$H$25:.$V$27];2))^2)+((HLOOKUP([.$G38];[.$H$21:.$V$23];3)-HLOOKUP([.V$30];[.$H$25:.$V$27];3))^2)))" office:value-type="float" office:value="9.48683298050514">
            <text:p>9.49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38]+1" office:value-type="float" office:value="9">
            <text:p>9</text:p>
          </table:table-cell>
          <table:table-cell table:style-name="ce29" table:formula="of:=SQRT((((HLOOKUP([.$G39];[.$H$21:.$V$23];2)-HLOOKUP([.H$30];[.$H$25:.$V$27];2))^2)+((HLOOKUP([.$G39];[.$H$21:.$V$23];3)-HLOOKUP([.H$30];[.$H$25:.$V$27];3))^2)))" office:value-type="float" office:value="5.8309518948453">
            <text:p>5.83</text:p>
          </table:table-cell>
          <table:table-cell table:style-name="ce41" table:formula="of:=SQRT((((HLOOKUP([.$G39];[.$H$21:.$V$23];2)-HLOOKUP([.I$30];[.$H$25:.$V$27];2))^2)+((HLOOKUP([.$G39];[.$H$21:.$V$23];3)-HLOOKUP([.I$30];[.$H$25:.$V$27];3))^2)))" office:value-type="float" office:value="4">
            <text:p>4.00</text:p>
          </table:table-cell>
          <table:table-cell table:style-name="ce41" table:formula="of:=SQRT((((HLOOKUP([.$G39];[.$H$21:.$V$23];2)-HLOOKUP([.J$30];[.$H$25:.$V$27];2))^2)+((HLOOKUP([.$G39];[.$H$21:.$V$23];3)-HLOOKUP([.J$30];[.$H$25:.$V$27];3))^2)))" office:value-type="float" office:value="5.8309518948453">
            <text:p>5.83</text:p>
          </table:table-cell>
          <table:table-cell table:style-name="ce41" table:formula="of:=SQRT((((HLOOKUP([.$G39];[.$H$21:.$V$23];2)-HLOOKUP([.K$30];[.$H$25:.$V$27];2))^2)+((HLOOKUP([.$G39];[.$H$21:.$V$23];3)-HLOOKUP([.K$30];[.$H$25:.$V$27];3))^2)))" office:value-type="float" office:value="3.16227766016838">
            <text:p>3.16</text:p>
          </table:table-cell>
          <table:table-cell table:style-name="ce41" table:formula="of:=SQRT((((HLOOKUP([.$G39];[.$H$21:.$V$23];2)-HLOOKUP([.L$30];[.$H$25:.$V$27];2))^2)+((HLOOKUP([.$G39];[.$H$21:.$V$23];3)-HLOOKUP([.L$30];[.$H$25:.$V$27];3))^2)))" office:value-type="float" office:value="2.23606797749979">
            <text:p>2.24</text:p>
          </table:table-cell>
          <table:table-cell table:style-name="ce41" table:formula="of:=SQRT((((HLOOKUP([.$G39];[.$H$21:.$V$23];2)-HLOOKUP([.M$30];[.$H$25:.$V$27];2))^2)+((HLOOKUP([.$G39];[.$H$21:.$V$23];3)-HLOOKUP([.M$30];[.$H$25:.$V$27];3))^2)))" office:value-type="float" office:value="1.4142135623731">
            <text:p>1.41</text:p>
          </table:table-cell>
          <table:table-cell table:style-name="ce41" table:formula="of:=SQRT((((HLOOKUP([.$G39];[.$H$21:.$V$23];2)-HLOOKUP([.N$30];[.$H$25:.$V$27];2))^2)+((HLOOKUP([.$G39];[.$H$21:.$V$23];3)-HLOOKUP([.N$30];[.$H$25:.$V$27];3))^2)))" office:value-type="float" office:value="1.4142135623731">
            <text:p>1.41</text:p>
          </table:table-cell>
          <table:table-cell table:style-name="ce41" table:formula="of:=SQRT((((HLOOKUP([.$G39];[.$H$21:.$V$23];2)-HLOOKUP([.O$30];[.$H$25:.$V$27];2))^2)+((HLOOKUP([.$G39];[.$H$21:.$V$23];3)-HLOOKUP([.O$30];[.$H$25:.$V$27];3))^2)))" office:value-type="float" office:value="4.12310562561766">
            <text:p>4.12</text:p>
          </table:table-cell>
          <table:table-cell table:style-name="ce41" table:formula="of:=SQRT((((HLOOKUP([.$G39];[.$H$21:.$V$23];2)-HLOOKUP([.P$30];[.$H$25:.$V$27];2))^2)+((HLOOKUP([.$G39];[.$H$21:.$V$23];3)-HLOOKUP([.P$30];[.$H$25:.$V$27];3))^2)))" office:value-type="float" office:value="1">
            <text:p>1.00</text:p>
          </table:table-cell>
          <table:table-cell table:style-name="ce41" table:formula="of:=SQRT((((HLOOKUP([.$G39];[.$H$21:.$V$23];2)-HLOOKUP([.Q$30];[.$H$25:.$V$27];2))^2)+((HLOOKUP([.$G39];[.$H$21:.$V$23];3)-HLOOKUP([.Q$30];[.$H$25:.$V$27];3))^2)))" office:value-type="float" office:value="2">
            <text:p>2.00</text:p>
          </table:table-cell>
          <table:table-cell table:style-name="ce41" table:formula="of:=SQRT((((HLOOKUP([.$G39];[.$H$21:.$V$23];2)-HLOOKUP([.R$30];[.$H$25:.$V$27];2))^2)+((HLOOKUP([.$G39];[.$H$21:.$V$23];3)-HLOOKUP([.R$30];[.$H$25:.$V$27];3))^2)))" office:value-type="float" office:value="4">
            <text:p>4.00</text:p>
          </table:table-cell>
          <table:table-cell table:style-name="ce41" table:formula="of:=SQRT((((HLOOKUP([.$G39];[.$H$21:.$V$23];2)-HLOOKUP([.S$30];[.$H$25:.$V$27];2))^2)+((HLOOKUP([.$G39];[.$H$21:.$V$23];3)-HLOOKUP([.S$30];[.$H$25:.$V$27];3))^2)))" office:value-type="float" office:value="3.16227766016838">
            <text:p>3.16</text:p>
          </table:table-cell>
          <table:table-cell table:style-name="ce41" table:formula="of:=SQRT((((HLOOKUP([.$G39];[.$H$21:.$V$23];2)-HLOOKUP([.T$30];[.$H$25:.$V$27];2))^2)+((HLOOKUP([.$G39];[.$H$21:.$V$23];3)-HLOOKUP([.T$30];[.$H$25:.$V$27];3))^2)))" office:value-type="float" office:value="4.24264068711929">
            <text:p>4.24</text:p>
          </table:table-cell>
          <table:table-cell table:style-name="ce41" table:formula="of:=SQRT((((HLOOKUP([.$G39];[.$H$21:.$V$23];2)-HLOOKUP([.U$30];[.$H$25:.$V$27];2))^2)+((HLOOKUP([.$G39];[.$H$21:.$V$23];3)-HLOOKUP([.U$30];[.$H$25:.$V$27];3))^2)))" office:value-type="float" office:value="3">
            <text:p>3.00</text:p>
          </table:table-cell>
          <table:table-cell table:style-name="ce50" table:formula="of:=SQRT((((HLOOKUP([.$G39];[.$H$21:.$V$23];2)-HLOOKUP([.V$30];[.$H$25:.$V$27];2))^2)+((HLOOKUP([.$G39];[.$H$21:.$V$23];3)-HLOOKUP([.V$30];[.$H$25:.$V$27];3))^2)))" office:value-type="float" office:value="6.70820393249937">
            <text:p>6.71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39]+1" office:value-type="float" office:value="10">
            <text:p>10</text:p>
          </table:table-cell>
          <table:table-cell table:style-name="ce29" table:formula="of:=SQRT((((HLOOKUP([.$G40];[.$H$21:.$V$23];2)-HLOOKUP([.H$30];[.$H$25:.$V$27];2))^2)+((HLOOKUP([.$G40];[.$H$21:.$V$23];3)-HLOOKUP([.H$30];[.$H$25:.$V$27];3))^2)))" office:value-type="float" office:value="7">
            <text:p>7.00</text:p>
          </table:table-cell>
          <table:table-cell table:style-name="ce41" table:formula="of:=SQRT((((HLOOKUP([.$G40];[.$H$21:.$V$23];2)-HLOOKUP([.I$30];[.$H$25:.$V$27];2))^2)+((HLOOKUP([.$G40];[.$H$21:.$V$23];3)-HLOOKUP([.I$30];[.$H$25:.$V$27];3))^2)))" office:value-type="float" office:value="6.70820393249937">
            <text:p>6.71</text:p>
          </table:table-cell>
          <table:table-cell table:style-name="ce41" table:formula="of:=SQRT((((HLOOKUP([.$G40];[.$H$21:.$V$23];2)-HLOOKUP([.J$30];[.$H$25:.$V$27];2))^2)+((HLOOKUP([.$G40];[.$H$21:.$V$23];3)-HLOOKUP([.J$30];[.$H$25:.$V$27];3))^2)))" office:value-type="float" office:value="9.4339811320566">
            <text:p>9.43</text:p>
          </table:table-cell>
          <table:table-cell table:style-name="ce41" table:formula="of:=SQRT((((HLOOKUP([.$G40];[.$H$21:.$V$23];2)-HLOOKUP([.K$30];[.$H$25:.$V$27];2))^2)+((HLOOKUP([.$G40];[.$H$21:.$V$23];3)-HLOOKUP([.K$30];[.$H$25:.$V$27];3))^2)))" office:value-type="float" office:value="3">
            <text:p>3.00</text:p>
          </table:table-cell>
          <table:table-cell table:style-name="ce41" table:formula="of:=SQRT((((HLOOKUP([.$G40];[.$H$21:.$V$23];2)-HLOOKUP([.L$30];[.$H$25:.$V$27];2))^2)+((HLOOKUP([.$G40];[.$H$21:.$V$23];3)-HLOOKUP([.L$30];[.$H$25:.$V$27];3))^2)))" office:value-type="float" office:value="3.16227766016838">
            <text:p>3.16</text:p>
          </table:table-cell>
          <table:table-cell table:style-name="ce41" table:formula="of:=SQRT((((HLOOKUP([.$G40];[.$H$21:.$V$23];2)-HLOOKUP([.M$30];[.$H$25:.$V$27];2))^2)+((HLOOKUP([.$G40];[.$H$21:.$V$23];3)-HLOOKUP([.M$30];[.$H$25:.$V$27];3))^2)))" office:value-type="float" office:value="3.60555127546399">
            <text:p>3.61</text:p>
          </table:table-cell>
          <table:table-cell table:style-name="ce41" table:formula="of:=SQRT((((HLOOKUP([.$G40];[.$H$21:.$V$23];2)-HLOOKUP([.N$30];[.$H$25:.$V$27];2))^2)+((HLOOKUP([.$G40];[.$H$21:.$V$23];3)-HLOOKUP([.N$30];[.$H$25:.$V$27];3))^2)))" office:value-type="float" office:value="5">
            <text:p>5.00</text:p>
          </table:table-cell>
          <table:table-cell table:style-name="ce41" table:formula="of:=SQRT((((HLOOKUP([.$G40];[.$H$21:.$V$23];2)-HLOOKUP([.O$30];[.$H$25:.$V$27];2))^2)+((HLOOKUP([.$G40];[.$H$21:.$V$23];3)-HLOOKUP([.O$30];[.$H$25:.$V$27];3))^2)))" office:value-type="float" office:value="7.61577310586391">
            <text:p>7.62</text:p>
          </table:table-cell>
          <table:table-cell table:style-name="ce41" table:formula="of:=SQRT((((HLOOKUP([.$G40];[.$H$21:.$V$23];2)-HLOOKUP([.P$30];[.$H$25:.$V$27];2))^2)+((HLOOKUP([.$G40];[.$H$21:.$V$23];3)-HLOOKUP([.P$30];[.$H$25:.$V$27];3))^2)))" office:value-type="float" office:value="4.47213595499958">
            <text:p>4.47</text:p>
          </table:table-cell>
          <table:table-cell table:style-name="ce41" table:formula="of:=SQRT((((HLOOKUP([.$G40];[.$H$21:.$V$23];2)-HLOOKUP([.Q$30];[.$H$25:.$V$27];2))^2)+((HLOOKUP([.$G40];[.$H$21:.$V$23];3)-HLOOKUP([.Q$30];[.$H$25:.$V$27];3))^2)))" office:value-type="float" office:value="5.3851648071345">
            <text:p>5.39</text:p>
          </table:table-cell>
          <table:table-cell table:style-name="ce41" table:formula="of:=SQRT((((HLOOKUP([.$G40];[.$H$21:.$V$23];2)-HLOOKUP([.R$30];[.$H$25:.$V$27];2))^2)+((HLOOKUP([.$G40];[.$H$21:.$V$23];3)-HLOOKUP([.R$30];[.$H$25:.$V$27];3))^2)))" office:value-type="float" office:value="7.28010988928052">
            <text:p>7.28</text:p>
          </table:table-cell>
          <table:table-cell table:style-name="ce41" table:formula="of:=SQRT((((HLOOKUP([.$G40];[.$H$21:.$V$23];2)-HLOOKUP([.S$30];[.$H$25:.$V$27];2))^2)+((HLOOKUP([.$G40];[.$H$21:.$V$23];3)-HLOOKUP([.S$30];[.$H$25:.$V$27];3))^2)))" office:value-type="float" office:value="6.08276253029822">
            <text:p>6.08</text:p>
          </table:table-cell>
          <table:table-cell table:style-name="ce41" table:formula="of:=SQRT((((HLOOKUP([.$G40];[.$H$21:.$V$23];2)-HLOOKUP([.T$30];[.$H$25:.$V$27];2))^2)+((HLOOKUP([.$G40];[.$H$21:.$V$23];3)-HLOOKUP([.T$30];[.$H$25:.$V$27];3))^2)))" office:value-type="float" office:value="1">
            <text:p>1.00</text:p>
          </table:table-cell>
          <table:table-cell table:style-name="ce41" table:formula="of:=SQRT((((HLOOKUP([.$G40];[.$H$21:.$V$23];2)-HLOOKUP([.U$30];[.$H$25:.$V$27];2))^2)+((HLOOKUP([.$G40];[.$H$21:.$V$23];3)-HLOOKUP([.U$30];[.$H$25:.$V$27];3))^2)))" office:value-type="float" office:value="3.16227766016838">
            <text:p>3.16</text:p>
          </table:table-cell>
          <table:table-cell table:style-name="ce50" table:formula="of:=SQRT((((HLOOKUP([.$G40];[.$H$21:.$V$23];2)-HLOOKUP([.V$30];[.$H$25:.$V$27];2))^2)+((HLOOKUP([.$G40];[.$H$21:.$V$23];3)-HLOOKUP([.V$30];[.$H$25:.$V$27];3))^2)))" office:value-type="float" office:value="9.05538513813742">
            <text:p>9.06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0]+1" office:value-type="float" office:value="11">
            <text:p>11</text:p>
          </table:table-cell>
          <table:table-cell table:style-name="ce29" table:formula="of:=SQRT((((HLOOKUP([.$G41];[.$H$21:.$V$23];2)-HLOOKUP([.H$30];[.$H$25:.$V$27];2))^2)+((HLOOKUP([.$G41];[.$H$21:.$V$23];3)-HLOOKUP([.H$30];[.$H$25:.$V$27];3))^2)))" office:value-type="float" office:value="8.06225774829855">
            <text:p>8.06</text:p>
          </table:table-cell>
          <table:table-cell table:style-name="ce41" table:formula="of:=SQRT((((HLOOKUP([.$G41];[.$H$21:.$V$23];2)-HLOOKUP([.I$30];[.$H$25:.$V$27];2))^2)+((HLOOKUP([.$G41];[.$H$21:.$V$23];3)-HLOOKUP([.I$30];[.$H$25:.$V$27];3))^2)))" office:value-type="float" office:value="6.08276253029822">
            <text:p>6.08</text:p>
          </table:table-cell>
          <table:table-cell table:style-name="ce41" table:formula="of:=SQRT((((HLOOKUP([.$G41];[.$H$21:.$V$23];2)-HLOOKUP([.J$30];[.$H$25:.$V$27];2))^2)+((HLOOKUP([.$G41];[.$H$21:.$V$23];3)-HLOOKUP([.J$30];[.$H$25:.$V$27];3))^2)))" office:value-type="float" office:value="6.40312423743285">
            <text:p>6.40</text:p>
          </table:table-cell>
          <table:table-cell table:style-name="ce41" table:formula="of:=SQRT((((HLOOKUP([.$G41];[.$H$21:.$V$23];2)-HLOOKUP([.K$30];[.$H$25:.$V$27];2))^2)+((HLOOKUP([.$G41];[.$H$21:.$V$23];3)-HLOOKUP([.K$30];[.$H$25:.$V$27];3))^2)))" office:value-type="float" office:value="5">
            <text:p>5.00</text:p>
          </table:table-cell>
          <table:table-cell table:style-name="ce41" table:formula="of:=SQRT((((HLOOKUP([.$G41];[.$H$21:.$V$23];2)-HLOOKUP([.L$30];[.$H$25:.$V$27];2))^2)+((HLOOKUP([.$G41];[.$H$21:.$V$23];3)-HLOOKUP([.L$30];[.$H$25:.$V$27];3))^2)))" office:value-type="float" office:value="4.24264068711929">
            <text:p>4.24</text:p>
          </table:table-cell>
          <table:table-cell table:style-name="ce41" table:formula="of:=SQRT((((HLOOKUP([.$G41];[.$H$21:.$V$23];2)-HLOOKUP([.M$30];[.$H$25:.$V$27];2))^2)+((HLOOKUP([.$G41];[.$H$21:.$V$23];3)-HLOOKUP([.M$30];[.$H$25:.$V$27];3))^2)))" office:value-type="float" office:value="3.60555127546399">
            <text:p>3.61</text:p>
          </table:table-cell>
          <table:table-cell table:style-name="ce41" table:formula="of:=SQRT((((HLOOKUP([.$G41];[.$H$21:.$V$23];2)-HLOOKUP([.N$30];[.$H$25:.$V$27];2))^2)+((HLOOKUP([.$G41];[.$H$21:.$V$23];3)-HLOOKUP([.N$30];[.$H$25:.$V$27];3))^2)))" office:value-type="float" office:value="3">
            <text:p>3.00</text:p>
          </table:table-cell>
          <table:table-cell table:style-name="ce41" table:formula="of:=SQRT((((HLOOKUP([.$G41];[.$H$21:.$V$23];2)-HLOOKUP([.O$30];[.$H$25:.$V$27];2))^2)+((HLOOKUP([.$G41];[.$H$21:.$V$23];3)-HLOOKUP([.O$30];[.$H$25:.$V$27];3))^2)))" office:value-type="float" office:value="4.24264068711929">
            <text:p>4.24</text:p>
          </table:table-cell>
          <table:table-cell table:style-name="ce41" table:formula="of:=SQRT((((HLOOKUP([.$G41];[.$H$21:.$V$23];2)-HLOOKUP([.P$30];[.$H$25:.$V$27];2))^2)+((HLOOKUP([.$G41];[.$H$21:.$V$23];3)-HLOOKUP([.P$30];[.$H$25:.$V$27];3))^2)))" office:value-type="float" office:value="2">
            <text:p>2.00</text:p>
          </table:table-cell>
          <table:table-cell table:style-name="ce41" table:formula="of:=SQRT((((HLOOKUP([.$G41];[.$H$21:.$V$23];2)-HLOOKUP([.Q$30];[.$H$25:.$V$27];2))^2)+((HLOOKUP([.$G41];[.$H$21:.$V$23];3)-HLOOKUP([.Q$30];[.$H$25:.$V$27];3))^2)))" office:value-type="float" office:value="2.23606797749979">
            <text:p>2.24</text:p>
          </table:table-cell>
          <table:table-cell table:style-name="ce41" table:formula="of:=SQRT((((HLOOKUP([.$G41];[.$H$21:.$V$23];2)-HLOOKUP([.R$30];[.$H$25:.$V$27];2))^2)+((HLOOKUP([.$G41];[.$H$21:.$V$23];3)-HLOOKUP([.R$30];[.$H$25:.$V$27];3))^2)))" office:value-type="float" office:value="3.60555127546399">
            <text:p>3.61</text:p>
          </table:table-cell>
          <table:table-cell table:style-name="ce41" table:formula="of:=SQRT((((HLOOKUP([.$G41];[.$H$21:.$V$23];2)-HLOOKUP([.S$30];[.$H$25:.$V$27];2))^2)+((HLOOKUP([.$G41];[.$H$21:.$V$23];3)-HLOOKUP([.S$30];[.$H$25:.$V$27];3))^2)))" office:value-type="float" office:value="2.23606797749979">
            <text:p>2.24</text:p>
          </table:table-cell>
          <table:table-cell table:style-name="ce41" table:formula="of:=SQRT((((HLOOKUP([.$G41];[.$H$21:.$V$23];2)-HLOOKUP([.T$30];[.$H$25:.$V$27];2))^2)+((HLOOKUP([.$G41];[.$H$21:.$V$23];3)-HLOOKUP([.T$30];[.$H$25:.$V$27];3))^2)))" office:value-type="float" office:value="4.12310562561766">
            <text:p>4.12</text:p>
          </table:table-cell>
          <table:table-cell table:style-name="ce41" table:formula="of:=SQRT((((HLOOKUP([.$G41];[.$H$21:.$V$23];2)-HLOOKUP([.U$30];[.$H$25:.$V$27];2))^2)+((HLOOKUP([.$G41];[.$H$21:.$V$23];3)-HLOOKUP([.U$30];[.$H$25:.$V$27];3))^2)))" office:value-type="float" office:value="1.4142135623731">
            <text:p>1.41</text:p>
          </table:table-cell>
          <table:table-cell table:style-name="ce50" table:formula="of:=SQRT((((HLOOKUP([.$G41];[.$H$21:.$V$23];2)-HLOOKUP([.V$30];[.$H$25:.$V$27];2))^2)+((HLOOKUP([.$G41];[.$H$21:.$V$23];3)-HLOOKUP([.V$30];[.$H$25:.$V$27];3))^2)))" office:value-type="float" office:value="5.09901951359278">
            <text:p>5.10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1]+1" office:value-type="float" office:value="12">
            <text:p>12</text:p>
          </table:table-cell>
          <table:table-cell table:style-name="ce29" table:formula="of:=SQRT((((HLOOKUP([.$G42];[.$H$21:.$V$23];2)-HLOOKUP([.H$30];[.$H$25:.$V$27];2))^2)+((HLOOKUP([.$G42];[.$H$21:.$V$23];3)-HLOOKUP([.H$30];[.$H$25:.$V$27];3))^2)))" office:value-type="float" office:value="9.21954445729289">
            <text:p>9.22</text:p>
          </table:table-cell>
          <table:table-cell table:style-name="ce41" table:formula="of:=SQRT((((HLOOKUP([.$G42];[.$H$21:.$V$23];2)-HLOOKUP([.I$30];[.$H$25:.$V$27];2))^2)+((HLOOKUP([.$G42];[.$H$21:.$V$23];3)-HLOOKUP([.I$30];[.$H$25:.$V$27];3))^2)))" office:value-type="float" office:value="6.70820393249937">
            <text:p>6.71</text:p>
          </table:table-cell>
          <table:table-cell table:style-name="ce41" table:formula="of:=SQRT((((HLOOKUP([.$G42];[.$H$21:.$V$23];2)-HLOOKUP([.J$30];[.$H$25:.$V$27];2))^2)+((HLOOKUP([.$G42];[.$H$21:.$V$23];3)-HLOOKUP([.J$30];[.$H$25:.$V$27];3))^2)))" office:value-type="float" office:value="5.3851648071345">
            <text:p>5.39</text:p>
          </table:table-cell>
          <table:table-cell table:style-name="ce41" table:formula="of:=SQRT((((HLOOKUP([.$G42];[.$H$21:.$V$23];2)-HLOOKUP([.K$30];[.$H$25:.$V$27];2))^2)+((HLOOKUP([.$G42];[.$H$21:.$V$23];3)-HLOOKUP([.K$30];[.$H$25:.$V$27];3))^2)))" office:value-type="float" office:value="6.70820393249937">
            <text:p>6.71</text:p>
          </table:table-cell>
          <table:table-cell table:style-name="ce41" table:formula="of:=SQRT((((HLOOKUP([.$G42];[.$H$21:.$V$23];2)-HLOOKUP([.L$30];[.$H$25:.$V$27];2))^2)+((HLOOKUP([.$G42];[.$H$21:.$V$23];3)-HLOOKUP([.L$30];[.$H$25:.$V$27];3))^2)))" office:value-type="float" office:value="5.8309518948453">
            <text:p>5.83</text:p>
          </table:table-cell>
          <table:table-cell table:style-name="ce41" table:formula="of:=SQRT((((HLOOKUP([.$G42];[.$H$21:.$V$23];2)-HLOOKUP([.M$30];[.$H$25:.$V$27];2))^2)+((HLOOKUP([.$G42];[.$H$21:.$V$23];3)-HLOOKUP([.M$30];[.$H$25:.$V$27];3))^2)))" office:value-type="float" office:value="5">
            <text:p>5.00</text:p>
          </table:table-cell>
          <table:table-cell table:style-name="ce41" table:formula="of:=SQRT((((HLOOKUP([.$G42];[.$H$21:.$V$23];2)-HLOOKUP([.N$30];[.$H$25:.$V$27];2))^2)+((HLOOKUP([.$G42];[.$H$21:.$V$23];3)-HLOOKUP([.N$30];[.$H$25:.$V$27];3))^2)))" office:value-type="float" office:value="3.60555127546399">
            <text:p>3.61</text:p>
          </table:table-cell>
          <table:table-cell table:style-name="ce41" table:formula="of:=SQRT((((HLOOKUP([.$G42];[.$H$21:.$V$23];2)-HLOOKUP([.O$30];[.$H$25:.$V$27];2))^2)+((HLOOKUP([.$G42];[.$H$21:.$V$23];3)-HLOOKUP([.O$30];[.$H$25:.$V$27];3))^2)))" office:value-type="float" office:value="3.16227766016838">
            <text:p>3.16</text:p>
          </table:table-cell>
          <table:table-cell table:style-name="ce41" table:formula="of:=SQRT((((HLOOKUP([.$G42];[.$H$21:.$V$23];2)-HLOOKUP([.P$30];[.$H$25:.$V$27];2))^2)+((HLOOKUP([.$G42];[.$H$21:.$V$23];3)-HLOOKUP([.P$30];[.$H$25:.$V$27];3))^2)))" office:value-type="float" office:value="2.82842712474619">
            <text:p>2.83</text:p>
          </table:table-cell>
          <table:table-cell table:style-name="ce41" table:formula="of:=SQRT((((HLOOKUP([.$G42];[.$H$21:.$V$23];2)-HLOOKUP([.Q$30];[.$H$25:.$V$27];2))^2)+((HLOOKUP([.$G42];[.$H$21:.$V$23];3)-HLOOKUP([.Q$30];[.$H$25:.$V$27];3))^2)))" office:value-type="float" office:value="2.23606797749979">
            <text:p>2.24</text:p>
          </table:table-cell>
          <table:table-cell table:style-name="ce41" table:formula="of:=SQRT((((HLOOKUP([.$G42];[.$H$21:.$V$23];2)-HLOOKUP([.R$30];[.$H$25:.$V$27];2))^2)+((HLOOKUP([.$G42];[.$H$21:.$V$23];3)-HLOOKUP([.R$30];[.$H$25:.$V$27];3))^2)))" office:value-type="float" office:value="2.23606797749979">
            <text:p>2.24</text:p>
          </table:table-cell>
          <table:table-cell table:style-name="ce41" table:formula="of:=SQRT((((HLOOKUP([.$G42];[.$H$21:.$V$23];2)-HLOOKUP([.S$30];[.$H$25:.$V$27];2))^2)+((HLOOKUP([.$G42];[.$H$21:.$V$23];3)-HLOOKUP([.S$30];[.$H$25:.$V$27];3))^2)))" office:value-type="float" office:value="1">
            <text:p>1.00</text:p>
          </table:table-cell>
          <table:table-cell table:style-name="ce41" table:formula="of:=SQRT((((HLOOKUP([.$G42];[.$H$21:.$V$23];2)-HLOOKUP([.T$30];[.$H$25:.$V$27];2))^2)+((HLOOKUP([.$G42];[.$H$21:.$V$23];3)-HLOOKUP([.T$30];[.$H$25:.$V$27];3))^2)))" office:value-type="float" office:value="6.08276253029822">
            <text:p>6.08</text:p>
          </table:table-cell>
          <table:table-cell table:style-name="ce41" table:formula="of:=SQRT((((HLOOKUP([.$G42];[.$H$21:.$V$23];2)-HLOOKUP([.U$30];[.$H$25:.$V$27];2))^2)+((HLOOKUP([.$G42];[.$H$21:.$V$23];3)-HLOOKUP([.U$30];[.$H$25:.$V$27];3))^2)))" office:value-type="float" office:value="3.16227766016838">
            <text:p>3.16</text:p>
          </table:table-cell>
          <table:table-cell table:style-name="ce50" table:formula="of:=SQRT((((HLOOKUP([.$G42];[.$H$21:.$V$23];2)-HLOOKUP([.V$30];[.$H$25:.$V$27];2))^2)+((HLOOKUP([.$G42];[.$H$21:.$V$23];3)-HLOOKUP([.V$30];[.$H$25:.$V$27];3))^2)))" office:value-type="float" office:value="3.16227766016838">
            <text:p>3.16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2]+1" office:value-type="float" office:value="13">
            <text:p>13</text:p>
          </table:table-cell>
          <table:table-cell table:style-name="ce29" table:formula="of:=SQRT((((HLOOKUP([.$G43];[.$H$21:.$V$23];2)-HLOOKUP([.H$30];[.$H$25:.$V$27];2))^2)+((HLOOKUP([.$G43];[.$H$21:.$V$23];3)-HLOOKUP([.H$30];[.$H$25:.$V$27];3))^2)))" office:value-type="float" office:value="8.06225774829855">
            <text:p>8.06</text:p>
          </table:table-cell>
          <table:table-cell table:style-name="ce41" table:formula="of:=SQRT((((HLOOKUP([.$G43];[.$H$21:.$V$23];2)-HLOOKUP([.I$30];[.$H$25:.$V$27];2))^2)+((HLOOKUP([.$G43];[.$H$21:.$V$23];3)-HLOOKUP([.I$30];[.$H$25:.$V$27];3))^2)))" office:value-type="float" office:value="7.28010988928052">
            <text:p>7.28</text:p>
          </table:table-cell>
          <table:table-cell table:style-name="ce41" table:formula="of:=SQRT((((HLOOKUP([.$G43];[.$H$21:.$V$23];2)-HLOOKUP([.J$30];[.$H$25:.$V$27];2))^2)+((HLOOKUP([.$G43];[.$H$21:.$V$23];3)-HLOOKUP([.J$30];[.$H$25:.$V$27];3))^2)))" office:value-type="float" office:value="9.21954445729289">
            <text:p>9.22</text:p>
          </table:table-cell>
          <table:table-cell table:style-name="ce41" table:formula="of:=SQRT((((HLOOKUP([.$G43];[.$H$21:.$V$23];2)-HLOOKUP([.K$30];[.$H$25:.$V$27];2))^2)+((HLOOKUP([.$G43];[.$H$21:.$V$23];3)-HLOOKUP([.K$30];[.$H$25:.$V$27];3))^2)))" office:value-type="float" office:value="4.12310562561766">
            <text:p>4.12</text:p>
          </table:table-cell>
          <table:table-cell table:style-name="ce41" table:formula="of:=SQRT((((HLOOKUP([.$G43];[.$H$21:.$V$23];2)-HLOOKUP([.L$30];[.$H$25:.$V$27];2))^2)+((HLOOKUP([.$G43];[.$H$21:.$V$23];3)-HLOOKUP([.L$30];[.$H$25:.$V$27];3))^2)))" office:value-type="float" office:value="4">
            <text:p>4.00</text:p>
          </table:table-cell>
          <table:table-cell table:style-name="ce41" table:formula="of:=SQRT((((HLOOKUP([.$G43];[.$H$21:.$V$23];2)-HLOOKUP([.M$30];[.$H$25:.$V$27];2))^2)+((HLOOKUP([.$G43];[.$H$21:.$V$23];3)-HLOOKUP([.M$30];[.$H$25:.$V$27];3))^2)))" office:value-type="float" office:value="4.12310562561766">
            <text:p>4.12</text:p>
          </table:table-cell>
          <table:table-cell table:style-name="ce41" table:formula="of:=SQRT((((HLOOKUP([.$G43];[.$H$21:.$V$23];2)-HLOOKUP([.N$30];[.$H$25:.$V$27];2))^2)+((HLOOKUP([.$G43];[.$H$21:.$V$23];3)-HLOOKUP([.N$30];[.$H$25:.$V$27];3))^2)))" office:value-type="float" office:value="5">
            <text:p>5.00</text:p>
          </table:table-cell>
          <table:table-cell table:style-name="ce41" table:formula="of:=SQRT((((HLOOKUP([.$G43];[.$H$21:.$V$23];2)-HLOOKUP([.O$30];[.$H$25:.$V$27];2))^2)+((HLOOKUP([.$G43];[.$H$21:.$V$23];3)-HLOOKUP([.O$30];[.$H$25:.$V$27];3))^2)))" office:value-type="float" office:value="7.21110255092798">
            <text:p>7.21</text:p>
          </table:table-cell>
          <table:table-cell table:style-name="ce41" table:formula="of:=SQRT((((HLOOKUP([.$G43];[.$H$21:.$V$23];2)-HLOOKUP([.P$30];[.$H$25:.$V$27];2))^2)+((HLOOKUP([.$G43];[.$H$21:.$V$23];3)-HLOOKUP([.P$30];[.$H$25:.$V$27];3))^2)))" office:value-type="float" office:value="4.24264068711929">
            <text:p>4.24</text:p>
          </table:table-cell>
          <table:table-cell table:style-name="ce41" table:formula="of:=SQRT((((HLOOKUP([.$G43];[.$H$21:.$V$23];2)-HLOOKUP([.Q$30];[.$H$25:.$V$27];2))^2)+((HLOOKUP([.$G43];[.$H$21:.$V$23];3)-HLOOKUP([.Q$30];[.$H$25:.$V$27];3))^2)))" office:value-type="float" office:value="5">
            <text:p>5.00</text:p>
          </table:table-cell>
          <table:table-cell table:style-name="ce41" table:formula="of:=SQRT((((HLOOKUP([.$G43];[.$H$21:.$V$23];2)-HLOOKUP([.R$30];[.$H$25:.$V$27];2))^2)+((HLOOKUP([.$G43];[.$H$21:.$V$23];3)-HLOOKUP([.R$30];[.$H$25:.$V$27];3))^2)))" office:value-type="float" office:value="6.70820393249937">
            <text:p>6.71</text:p>
          </table:table-cell>
          <table:table-cell table:style-name="ce41" table:formula="of:=SQRT((((HLOOKUP([.$G43];[.$H$21:.$V$23];2)-HLOOKUP([.S$30];[.$H$25:.$V$27];2))^2)+((HLOOKUP([.$G43];[.$H$21:.$V$23];3)-HLOOKUP([.S$30];[.$H$25:.$V$27];3))^2)))" office:value-type="float" office:value="5.3851648071345">
            <text:p>5.39</text:p>
          </table:table-cell>
          <table:table-cell table:style-name="ce41" table:formula="of:=SQRT((((HLOOKUP([.$G43];[.$H$21:.$V$23];2)-HLOOKUP([.T$30];[.$H$25:.$V$27];2))^2)+((HLOOKUP([.$G43];[.$H$21:.$V$23];3)-HLOOKUP([.T$30];[.$H$25:.$V$27];3))^2)))" office:value-type="float" office:value="1">
            <text:p>1.00</text:p>
          </table:table-cell>
          <table:table-cell table:style-name="ce41" table:formula="of:=SQRT((((HLOOKUP([.$G43];[.$H$21:.$V$23];2)-HLOOKUP([.U$30];[.$H$25:.$V$27];2))^2)+((HLOOKUP([.$G43];[.$H$21:.$V$23];3)-HLOOKUP([.U$30];[.$H$25:.$V$27];3))^2)))" office:value-type="float" office:value="2">
            <text:p>2.00</text:p>
          </table:table-cell>
          <table:table-cell table:style-name="ce50" table:formula="of:=SQRT((((HLOOKUP([.$G43];[.$H$21:.$V$23];2)-HLOOKUP([.V$30];[.$H$25:.$V$27];2))^2)+((HLOOKUP([.$G43];[.$H$21:.$V$23];3)-HLOOKUP([.V$30];[.$H$25:.$V$27];3))^2)))" office:value-type="float" office:value="8">
            <text:p>8.00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3]+1" office:value-type="float" office:value="14">
            <text:p>14</text:p>
          </table:table-cell>
          <table:table-cell table:style-name="ce29" table:formula="of:=SQRT((((HLOOKUP([.$G44];[.$H$21:.$V$23];2)-HLOOKUP([.H$30];[.$H$25:.$V$27];2))^2)+((HLOOKUP([.$G44];[.$H$21:.$V$23];3)-HLOOKUP([.H$30];[.$H$25:.$V$27];3))^2)))" office:value-type="float" office:value="8.24621125123532">
            <text:p>8.25</text:p>
          </table:table-cell>
          <table:table-cell table:style-name="ce41" table:formula="of:=SQRT((((HLOOKUP([.$G44];[.$H$21:.$V$23];2)-HLOOKUP([.I$30];[.$H$25:.$V$27];2))^2)+((HLOOKUP([.$G44];[.$H$21:.$V$23];3)-HLOOKUP([.I$30];[.$H$25:.$V$27];3))^2)))" office:value-type="float" office:value="7.07106781186548">
            <text:p>7.07</text:p>
          </table:table-cell>
          <table:table-cell table:style-name="ce41" table:formula="of:=SQRT((((HLOOKUP([.$G44];[.$H$21:.$V$23];2)-HLOOKUP([.J$30];[.$H$25:.$V$27];2))^2)+((HLOOKUP([.$G44];[.$H$21:.$V$23];3)-HLOOKUP([.J$30];[.$H$25:.$V$27];3))^2)))" office:value-type="float" office:value="8.48528137423857">
            <text:p>8.49</text:p>
          </table:table-cell>
          <table:table-cell table:style-name="ce41" table:formula="of:=SQRT((((HLOOKUP([.$G44];[.$H$21:.$V$23];2)-HLOOKUP([.K$30];[.$H$25:.$V$27];2))^2)+((HLOOKUP([.$G44];[.$H$21:.$V$23];3)-HLOOKUP([.K$30];[.$H$25:.$V$27];3))^2)))" office:value-type="float" office:value="4.47213595499958">
            <text:p>4.47</text:p>
          </table:table-cell>
          <table:table-cell table:style-name="ce41" table:formula="of:=SQRT((((HLOOKUP([.$G44];[.$H$21:.$V$23];2)-HLOOKUP([.L$30];[.$H$25:.$V$27];2))^2)+((HLOOKUP([.$G44];[.$H$21:.$V$23];3)-HLOOKUP([.L$30];[.$H$25:.$V$27];3))^2)))" office:value-type="float" office:value="4.12310562561766">
            <text:p>4.12</text:p>
          </table:table-cell>
          <table:table-cell table:style-name="ce41" table:formula="of:=SQRT((((HLOOKUP([.$G44];[.$H$21:.$V$23];2)-HLOOKUP([.M$30];[.$H$25:.$V$27];2))^2)+((HLOOKUP([.$G44];[.$H$21:.$V$23];3)-HLOOKUP([.M$30];[.$H$25:.$V$27];3))^2)))" office:value-type="float" office:value="4">
            <text:p>4.00</text:p>
          </table:table-cell>
          <table:table-cell table:style-name="ce41" table:formula="of:=SQRT((((HLOOKUP([.$G44];[.$H$21:.$V$23];2)-HLOOKUP([.N$30];[.$H$25:.$V$27];2))^2)+((HLOOKUP([.$G44];[.$H$21:.$V$23];3)-HLOOKUP([.N$30];[.$H$25:.$V$27];3))^2)))" office:value-type="float" office:value="4.47213595499958">
            <text:p>4.47</text:p>
          </table:table-cell>
          <table:table-cell table:style-name="ce41" table:formula="of:=SQRT((((HLOOKUP([.$G44];[.$H$21:.$V$23];2)-HLOOKUP([.O$30];[.$H$25:.$V$27];2))^2)+((HLOOKUP([.$G44];[.$H$21:.$V$23];3)-HLOOKUP([.O$30];[.$H$25:.$V$27];3))^2)))" office:value-type="float" office:value="6.40312423743285">
            <text:p>6.40</text:p>
          </table:table-cell>
          <table:table-cell table:style-name="ce41" table:formula="of:=SQRT((((HLOOKUP([.$G44];[.$H$21:.$V$23];2)-HLOOKUP([.P$30];[.$H$25:.$V$27];2))^2)+((HLOOKUP([.$G44];[.$H$21:.$V$23];3)-HLOOKUP([.P$30];[.$H$25:.$V$27];3))^2)))" office:value-type="float" office:value="3.60555127546399">
            <text:p>3.61</text:p>
          </table:table-cell>
          <table:table-cell table:style-name="ce41" table:formula="of:=SQRT((((HLOOKUP([.$G44];[.$H$21:.$V$23];2)-HLOOKUP([.Q$30];[.$H$25:.$V$27];2))^2)+((HLOOKUP([.$G44];[.$H$21:.$V$23];3)-HLOOKUP([.Q$30];[.$H$25:.$V$27];3))^2)))" office:value-type="float" office:value="4.24264068711929">
            <text:p>4.24</text:p>
          </table:table-cell>
          <table:table-cell table:style-name="ce41" table:formula="of:=SQRT((((HLOOKUP([.$G44];[.$H$21:.$V$23];2)-HLOOKUP([.R$30];[.$H$25:.$V$27];2))^2)+((HLOOKUP([.$G44];[.$H$21:.$V$23];3)-HLOOKUP([.R$30];[.$H$25:.$V$27];3))^2)))" office:value-type="float" office:value="5.8309518948453">
            <text:p>5.83</text:p>
          </table:table-cell>
          <table:table-cell table:style-name="ce41" table:formula="of:=SQRT((((HLOOKUP([.$G44];[.$H$21:.$V$23];2)-HLOOKUP([.S$30];[.$H$25:.$V$27];2))^2)+((HLOOKUP([.$G44];[.$H$21:.$V$23];3)-HLOOKUP([.S$30];[.$H$25:.$V$27];3))^2)))" office:value-type="float" office:value="4.47213595499958">
            <text:p>4.47</text:p>
          </table:table-cell>
          <table:table-cell table:style-name="ce41" table:formula="of:=SQRT((((HLOOKUP([.$G44];[.$H$21:.$V$23];2)-HLOOKUP([.T$30];[.$H$25:.$V$27];2))^2)+((HLOOKUP([.$G44];[.$H$21:.$V$23];3)-HLOOKUP([.T$30];[.$H$25:.$V$27];3))^2)))" office:value-type="float" office:value="2">
            <text:p>2.00</text:p>
          </table:table-cell>
          <table:table-cell table:style-name="ce41" table:formula="of:=SQRT((((HLOOKUP([.$G44];[.$H$21:.$V$23];2)-HLOOKUP([.U$30];[.$H$25:.$V$27];2))^2)+((HLOOKUP([.$G44];[.$H$21:.$V$23];3)-HLOOKUP([.U$30];[.$H$25:.$V$27];3))^2)))" office:value-type="float" office:value="1">
            <text:p>1.00</text:p>
          </table:table-cell>
          <table:table-cell table:style-name="ce50" table:formula="of:=SQRT((((HLOOKUP([.$G44];[.$H$21:.$V$23];2)-HLOOKUP([.V$30];[.$H$25:.$V$27];2))^2)+((HLOOKUP([.$G44];[.$H$21:.$V$23];3)-HLOOKUP([.V$30];[.$H$25:.$V$27];3))^2)))" office:value-type="float" office:value="7">
            <text:p>7.00</text:p>
          </table:table-cell>
          <table:table-cell table:style-name="ce55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4]+1" office:value-type="float" office:value="15">
            <text:p>15</text:p>
          </table:table-cell>
          <table:table-cell table:style-name="ce30" table:formula="of:=SQRT((((HLOOKUP([.$G45];[.$H$21:.$V$23];2)-HLOOKUP([.H$30];[.$H$25:.$V$27];2))^2)+((HLOOKUP([.$G45];[.$H$21:.$V$23];3)-HLOOKUP([.H$30];[.$H$25:.$V$27];3))^2)))" office:value-type="float" office:value="9.4339811320566">
            <text:p>9.43</text:p>
          </table:table-cell>
          <table:table-cell table:style-name="ce42" table:formula="of:=SQRT((((HLOOKUP([.$G45];[.$H$21:.$V$23];2)-HLOOKUP([.I$30];[.$H$25:.$V$27];2))^2)+((HLOOKUP([.$G45];[.$H$21:.$V$23];3)-HLOOKUP([.I$30];[.$H$25:.$V$27];3))^2)))" office:value-type="float" office:value="7.28010988928052">
            <text:p>7.28</text:p>
          </table:table-cell>
          <table:table-cell table:style-name="ce42" table:formula="of:=SQRT((((HLOOKUP([.$G45];[.$H$21:.$V$23];2)-HLOOKUP([.J$30];[.$H$25:.$V$27];2))^2)+((HLOOKUP([.$G45];[.$H$21:.$V$23];3)-HLOOKUP([.J$30];[.$H$25:.$V$27];3))^2)))" office:value-type="float" office:value="6.70820393249937">
            <text:p>6.71</text:p>
          </table:table-cell>
          <table:table-cell table:style-name="ce42" table:formula="of:=SQRT((((HLOOKUP([.$G45];[.$H$21:.$V$23];2)-HLOOKUP([.K$30];[.$H$25:.$V$27];2))^2)+((HLOOKUP([.$G45];[.$H$21:.$V$23];3)-HLOOKUP([.K$30];[.$H$25:.$V$27];3))^2)))" office:value-type="float" office:value="6.40312423743285">
            <text:p>6.40</text:p>
          </table:table-cell>
          <table:table-cell table:style-name="ce42" table:formula="of:=SQRT((((HLOOKUP([.$G45];[.$H$21:.$V$23];2)-HLOOKUP([.L$30];[.$H$25:.$V$27];2))^2)+((HLOOKUP([.$G45];[.$H$21:.$V$23];3)-HLOOKUP([.L$30];[.$H$25:.$V$27];3))^2)))" office:value-type="float" office:value="5.65685424949238">
            <text:p>5.66</text:p>
          </table:table-cell>
          <table:table-cell table:style-name="ce42" table:formula="of:=SQRT((((HLOOKUP([.$G45];[.$H$21:.$V$23];2)-HLOOKUP([.M$30];[.$H$25:.$V$27];2))^2)+((HLOOKUP([.$G45];[.$H$21:.$V$23];3)-HLOOKUP([.M$30];[.$H$25:.$V$27];3))^2)))" office:value-type="float" office:value="5">
            <text:p>5.00</text:p>
          </table:table-cell>
          <table:table-cell table:style-name="ce42" table:formula="of:=SQRT((((HLOOKUP([.$G45];[.$H$21:.$V$23];2)-HLOOKUP([.N$30];[.$H$25:.$V$27];2))^2)+((HLOOKUP([.$G45];[.$H$21:.$V$23];3)-HLOOKUP([.N$30];[.$H$25:.$V$27];3))^2)))" office:value-type="float" office:value="4.12310562561766">
            <text:p>4.12</text:p>
          </table:table-cell>
          <table:table-cell table:style-name="ce42" table:formula="of:=SQRT((((HLOOKUP([.$G45];[.$H$21:.$V$23];2)-HLOOKUP([.O$30];[.$H$25:.$V$27];2))^2)+((HLOOKUP([.$G45];[.$H$21:.$V$23];3)-HLOOKUP([.O$30];[.$H$25:.$V$27];3))^2)))" office:value-type="float" office:value="4.47213595499958">
            <text:p>4.47</text:p>
          </table:table-cell>
          <table:table-cell table:style-name="ce42" table:formula="of:=SQRT((((HLOOKUP([.$G45];[.$H$21:.$V$23];2)-HLOOKUP([.P$30];[.$H$25:.$V$27];2))^2)+((HLOOKUP([.$G45];[.$H$21:.$V$23];3)-HLOOKUP([.P$30];[.$H$25:.$V$27];3))^2)))" office:value-type="float" office:value="3.16227766016838">
            <text:p>3.16</text:p>
          </table:table-cell>
          <table:table-cell table:style-name="ce42" table:formula="of:=SQRT((((HLOOKUP([.$G45];[.$H$21:.$V$23];2)-HLOOKUP([.Q$30];[.$H$25:.$V$27];2))^2)+((HLOOKUP([.$G45];[.$H$21:.$V$23];3)-HLOOKUP([.Q$30];[.$H$25:.$V$27];3))^2)))" office:value-type="float" office:value="3">
            <text:p>3.00</text:p>
          </table:table-cell>
          <table:table-cell table:style-name="ce42" table:formula="of:=SQRT((((HLOOKUP([.$G45];[.$H$21:.$V$23];2)-HLOOKUP([.R$30];[.$H$25:.$V$27];2))^2)+((HLOOKUP([.$G45];[.$H$21:.$V$23];3)-HLOOKUP([.R$30];[.$H$25:.$V$27];3))^2)))" office:value-type="float" office:value="3.60555127546399">
            <text:p>3.61</text:p>
          </table:table-cell>
          <table:table-cell table:style-name="ce42" table:formula="of:=SQRT((((HLOOKUP([.$G45];[.$H$21:.$V$23];2)-HLOOKUP([.S$30];[.$H$25:.$V$27];2))^2)+((HLOOKUP([.$G45];[.$H$21:.$V$23];3)-HLOOKUP([.S$30];[.$H$25:.$V$27];3))^2)))" office:value-type="float" office:value="2.23606797749979">
            <text:p>2.24</text:p>
          </table:table-cell>
          <table:table-cell table:style-name="ce42" table:formula="of:=SQRT((((HLOOKUP([.$G45];[.$H$21:.$V$23];2)-HLOOKUP([.T$30];[.$H$25:.$V$27];2))^2)+((HLOOKUP([.$G45];[.$H$21:.$V$23];3)-HLOOKUP([.T$30];[.$H$25:.$V$27];3))^2)))" office:value-type="float" office:value="5">
            <text:p>5.00</text:p>
          </table:table-cell>
          <table:table-cell table:style-name="ce42" table:formula="of:=SQRT((((HLOOKUP([.$G45];[.$H$21:.$V$23];2)-HLOOKUP([.U$30];[.$H$25:.$V$27];2))^2)+((HLOOKUP([.$G45];[.$H$21:.$V$23];3)-HLOOKUP([.U$30];[.$H$25:.$V$27];3))^2)))" office:value-type="float" office:value="2">
            <text:p>2.00</text:p>
          </table:table-cell>
          <table:table-cell table:style-name="ce51" table:formula="of:=SQRT((((HLOOKUP([.$G45];[.$H$21:.$V$23];2)-HLOOKUP([.V$30];[.$H$25:.$V$27];2))^2)+((HLOOKUP([.$G45];[.$H$21:.$V$23];3)-HLOOKUP([.V$30];[.$H$25:.$V$27];3))^2)))" office:value-type="float" office:value="4">
            <text:p>4.00</text:p>
          </table:table-cell>
          <table:table-cell table:style-name="ce55"/>
          <table:table-cell table:number-columns-repeated="235"/>
        </table:table-row>
        <table:table-row table:style-name="ro2">
          <table:table-cell table:number-columns-repeated="7"/>
          <table:table-cell table:style-name="ce20" table:number-columns-repeated="15"/>
          <table:table-cell table:style-name="ce19"/>
          <table:table-cell table:number-columns-repeated="235"/>
        </table:table-row>
        <table:table-row table:style-name="ro1">
          <table:table-cell table:number-columns-repeated="5"/>
          <table:table-cell table:style-name="ce11"/>
          <table:table-cell table:style-name="ce14" office:value-type="string" table:number-columns-spanned="16" table:number-rows-spanned="1">
            <text:p>Calculated costs (to be summed up for objective function)</text:p>
          </table:table-cell>
          <table:covered-table-cell table:number-columns-repeated="15"/>
          <table:table-cell table:style-name="ce19"/>
          <table:table-cell table:number-columns-repeated="235"/>
        </table:table-row>
        <table:table-row table:style-name="ro1">
          <table:table-cell table:number-columns-repeated="5"/>
          <table:table-cell table:style-name="ce12"/>
          <table:table-cell table:style-name="ce15" office:value-type="string">
            <text:p>b</text:p>
          </table:table-cell>
          <table:table-cell table:style-name="ce15" office:value-type="float" office:value="1">
            <text:p>1</text:p>
          </table:table-cell>
          <table:table-cell table:style-name="ce15" table:formula="of:=[.H48]+1" office:value-type="float" office:value="2">
            <text:p>2</text:p>
          </table:table-cell>
          <table:table-cell table:style-name="ce15" table:formula="of:=[.I48]+1" office:value-type="float" office:value="3">
            <text:p>3</text:p>
          </table:table-cell>
          <table:table-cell table:style-name="ce15" table:formula="of:=[.J48]+1" office:value-type="float" office:value="4">
            <text:p>4</text:p>
          </table:table-cell>
          <table:table-cell table:style-name="ce15" table:formula="of:=[.K48]+1" office:value-type="float" office:value="5">
            <text:p>5</text:p>
          </table:table-cell>
          <table:table-cell table:style-name="ce15" table:formula="of:=[.L48]+1" office:value-type="float" office:value="6">
            <text:p>6</text:p>
          </table:table-cell>
          <table:table-cell table:style-name="ce15" table:formula="of:=[.M48]+1" office:value-type="float" office:value="7">
            <text:p>7</text:p>
          </table:table-cell>
          <table:table-cell table:style-name="ce15" table:formula="of:=[.N48]+1" office:value-type="float" office:value="8">
            <text:p>8</text:p>
          </table:table-cell>
          <table:table-cell table:style-name="ce15" table:formula="of:=[.O48]+1" office:value-type="float" office:value="9">
            <text:p>9</text:p>
          </table:table-cell>
          <table:table-cell table:style-name="ce15" table:formula="of:=[.P48]+1" office:value-type="float" office:value="10">
            <text:p>10</text:p>
          </table:table-cell>
          <table:table-cell table:style-name="ce15" table:formula="of:=[.Q48]+1" office:value-type="float" office:value="11">
            <text:p>11</text:p>
          </table:table-cell>
          <table:table-cell table:style-name="ce15" table:formula="of:=[.R48]+1" office:value-type="float" office:value="12">
            <text:p>12</text:p>
          </table:table-cell>
          <table:table-cell table:style-name="ce15" table:formula="of:=[.S48]+1" office:value-type="float" office:value="13">
            <text:p>13</text:p>
          </table:table-cell>
          <table:table-cell table:style-name="ce15" table:formula="of:=[.T48]+1" office:value-type="float" office:value="14">
            <text:p>14</text:p>
          </table:table-cell>
          <table:table-cell table:style-name="ce15" table:formula="of:=[.U48]+1" office:value-type="float" office:value="15">
            <text:p>15</text:p>
          </table:table-cell>
          <table:table-cell table:style-name="ce15"/>
          <table:table-cell table:number-columns-repeated="235"/>
        </table:table-row>
        <table:table-row table:style-name="ro1">
          <table:table-cell table:number-columns-repeated="5"/>
          <table:table-cell table:style-name="ce13" office:value-type="string">
            <text:p>s</text:p>
          </table:table-cell>
          <table:table-cell table:style-name="ce16" office:value-type="float" office:value="1">
            <text:p>1</text:p>
          </table:table-cell>
          <table:table-cell table:style-name="ce31" table:formula="of:=[.H3]*[.H31]" office:value-type="float" office:value="1">
            <text:p>1.00</text:p>
          </table:table-cell>
          <table:table-cell table:style-name="ce43" table:formula="of:=[.I3]*[.I31]" office:value-type="float" office:value="0">
            <text:p>0.00</text:p>
          </table:table-cell>
          <table:table-cell table:style-name="ce43" table:formula="of:=[.J3]*[.J31]" office:value-type="float" office:value="0">
            <text:p>0.00</text:p>
          </table:table-cell>
          <table:table-cell table:style-name="ce43" table:formula="of:=[.K3]*[.K31]" office:value-type="float" office:value="0">
            <text:p>0.00</text:p>
          </table:table-cell>
          <table:table-cell table:style-name="ce43" table:formula="of:=[.L3]*[.L31]" office:value-type="float" office:value="0">
            <text:p>0.00</text:p>
          </table:table-cell>
          <table:table-cell table:style-name="ce43" table:formula="of:=[.M3]*[.M31]" office:value-type="float" office:value="0">
            <text:p>0.00</text:p>
          </table:table-cell>
          <table:table-cell table:style-name="ce43" table:formula="of:=[.N3]*[.N31]" office:value-type="float" office:value="0">
            <text:p>0.00</text:p>
          </table:table-cell>
          <table:table-cell table:style-name="ce43" table:formula="of:=[.O3]*[.O31]" office:value-type="float" office:value="0">
            <text:p>0.00</text:p>
          </table:table-cell>
          <table:table-cell table:style-name="ce43" table:formula="of:=[.P3]*[.P31]" office:value-type="float" office:value="0">
            <text:p>0.00</text:p>
          </table:table-cell>
          <table:table-cell table:style-name="ce43" table:formula="of:=[.Q3]*[.Q31]" office:value-type="float" office:value="0">
            <text:p>0.00</text:p>
          </table:table-cell>
          <table:table-cell table:style-name="ce43" table:formula="of:=[.R3]*[.R31]" office:value-type="float" office:value="0">
            <text:p>0.00</text:p>
          </table:table-cell>
          <table:table-cell table:style-name="ce43" table:formula="of:=[.S3]*[.S31]" office:value-type="float" office:value="0">
            <text:p>0.00</text:p>
          </table:table-cell>
          <table:table-cell table:style-name="ce43" table:formula="of:=[.T3]*[.T31]" office:value-type="float" office:value="0">
            <text:p>0.00</text:p>
          </table:table-cell>
          <table:table-cell table:style-name="ce43" table:formula="of:=[.U3]*[.U31]" office:value-type="float" office:value="0">
            <text:p>0.00</text:p>
          </table:table-cell>
          <table:table-cell table:style-name="ce52" table:formula="of:=[.V3]*[.V31]" office:value-type="float" office:value="0">
            <text:p>0.00</text:p>
          </table:table-cell>
          <table:table-cell table:style-name="ce56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49]+1" office:value-type="float" office:value="2">
            <text:p>2</text:p>
          </table:table-cell>
          <table:table-cell table:style-name="ce32" table:formula="of:=[.H4]*[.H32]" office:value-type="float" office:value="0">
            <text:p>0.00</text:p>
          </table:table-cell>
          <table:table-cell table:style-name="ce44" table:formula="of:=[.I4]*[.I32]" office:value-type="float" office:value="2.23606797749979">
            <text:p>2.24</text:p>
          </table:table-cell>
          <table:table-cell table:style-name="ce44" table:formula="of:=[.J4]*[.J32]" office:value-type="float" office:value="0">
            <text:p>0.00</text:p>
          </table:table-cell>
          <table:table-cell table:style-name="ce44" table:formula="of:=[.K4]*[.K32]" office:value-type="float" office:value="0">
            <text:p>0.00</text:p>
          </table:table-cell>
          <table:table-cell table:style-name="ce44" table:formula="of:=[.L4]*[.L32]" office:value-type="float" office:value="0">
            <text:p>0.00</text:p>
          </table:table-cell>
          <table:table-cell table:style-name="ce44" table:formula="of:=[.M4]*[.M32]" office:value-type="float" office:value="0">
            <text:p>0.00</text:p>
          </table:table-cell>
          <table:table-cell table:style-name="ce44" table:formula="of:=[.N4]*[.N32]" office:value-type="float" office:value="0">
            <text:p>0.00</text:p>
          </table:table-cell>
          <table:table-cell table:style-name="ce44" table:formula="of:=[.O4]*[.O32]" office:value-type="float" office:value="0">
            <text:p>0.00</text:p>
          </table:table-cell>
          <table:table-cell table:style-name="ce44" table:formula="of:=[.P4]*[.P32]" office:value-type="float" office:value="0">
            <text:p>0.00</text:p>
          </table:table-cell>
          <table:table-cell table:style-name="ce44" table:formula="of:=[.Q4]*[.Q32]" office:value-type="float" office:value="0">
            <text:p>0.00</text:p>
          </table:table-cell>
          <table:table-cell table:style-name="ce44" table:formula="of:=[.R4]*[.R32]" office:value-type="float" office:value="0">
            <text:p>0.00</text:p>
          </table:table-cell>
          <table:table-cell table:style-name="ce44" table:formula="of:=[.S4]*[.S32]" office:value-type="float" office:value="0">
            <text:p>0.00</text:p>
          </table:table-cell>
          <table:table-cell table:style-name="ce44" table:formula="of:=[.T4]*[.T32]" office:value-type="float" office:value="0">
            <text:p>0.00</text:p>
          </table:table-cell>
          <table:table-cell table:style-name="ce44" table:formula="of:=[.U4]*[.U32]" office:value-type="float" office:value="0">
            <text:p>0.00</text:p>
          </table:table-cell>
          <table:table-cell table:style-name="ce53" table:formula="of:=[.V4]*[.V32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0]+1" office:value-type="float" office:value="3">
            <text:p>3</text:p>
          </table:table-cell>
          <table:table-cell table:style-name="ce32" table:formula="of:=[.H5]*[.H33]" office:value-type="float" office:value="0">
            <text:p>0.00</text:p>
          </table:table-cell>
          <table:table-cell table:style-name="ce44" table:formula="of:=[.I5]*[.I33]" office:value-type="float" office:value="0">
            <text:p>0.00</text:p>
          </table:table-cell>
          <table:table-cell table:style-name="ce44" table:formula="of:=[.J5]*[.J33]" office:value-type="float" office:value="3.60555127546399">
            <text:p>3.61</text:p>
          </table:table-cell>
          <table:table-cell table:style-name="ce44" table:formula="of:=[.K5]*[.K33]" office:value-type="float" office:value="0">
            <text:p>0.00</text:p>
          </table:table-cell>
          <table:table-cell table:style-name="ce44" table:formula="of:=[.L5]*[.L33]" office:value-type="float" office:value="0">
            <text:p>0.00</text:p>
          </table:table-cell>
          <table:table-cell table:style-name="ce44" table:formula="of:=[.M5]*[.M33]" office:value-type="float" office:value="0">
            <text:p>0.00</text:p>
          </table:table-cell>
          <table:table-cell table:style-name="ce44" table:formula="of:=[.N5]*[.N33]" office:value-type="float" office:value="0">
            <text:p>0.00</text:p>
          </table:table-cell>
          <table:table-cell table:style-name="ce44" table:formula="of:=[.O5]*[.O33]" office:value-type="float" office:value="0">
            <text:p>0.00</text:p>
          </table:table-cell>
          <table:table-cell table:style-name="ce44" table:formula="of:=[.P5]*[.P33]" office:value-type="float" office:value="0">
            <text:p>0.00</text:p>
          </table:table-cell>
          <table:table-cell table:style-name="ce44" table:formula="of:=[.Q5]*[.Q33]" office:value-type="float" office:value="0">
            <text:p>0.00</text:p>
          </table:table-cell>
          <table:table-cell table:style-name="ce44" table:formula="of:=[.R5]*[.R33]" office:value-type="float" office:value="0">
            <text:p>0.00</text:p>
          </table:table-cell>
          <table:table-cell table:style-name="ce44" table:formula="of:=[.S5]*[.S33]" office:value-type="float" office:value="0">
            <text:p>0.00</text:p>
          </table:table-cell>
          <table:table-cell table:style-name="ce44" table:formula="of:=[.T5]*[.T33]" office:value-type="float" office:value="0">
            <text:p>0.00</text:p>
          </table:table-cell>
          <table:table-cell table:style-name="ce44" table:formula="of:=[.U5]*[.U33]" office:value-type="float" office:value="0">
            <text:p>0.00</text:p>
          </table:table-cell>
          <table:table-cell table:style-name="ce53" table:formula="of:=[.V5]*[.V33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1]+1" office:value-type="float" office:value="4">
            <text:p>4</text:p>
          </table:table-cell>
          <table:table-cell table:style-name="ce32" table:formula="of:=[.H6]*[.H34]" office:value-type="float" office:value="0">
            <text:p>0.00</text:p>
          </table:table-cell>
          <table:table-cell table:style-name="ce44" table:formula="of:=[.I6]*[.I34]" office:value-type="float" office:value="0">
            <text:p>0.00</text:p>
          </table:table-cell>
          <table:table-cell table:style-name="ce44" table:formula="of:=[.J6]*[.J34]" office:value-type="float" office:value="0">
            <text:p>0.00</text:p>
          </table:table-cell>
          <table:table-cell table:style-name="ce44" table:formula="of:=[.K6]*[.K34]" office:value-type="float" office:value="0">
            <text:p>0.00</text:p>
          </table:table-cell>
          <table:table-cell table:style-name="ce44" table:formula="of:=[.L6]*[.L34]" office:value-type="float" office:value="0">
            <text:p>0.00</text:p>
          </table:table-cell>
          <table:table-cell table:style-name="ce44" table:formula="of:=[.M6]*[.M34]" office:value-type="float" office:value="2.23606797749979">
            <text:p>2.24</text:p>
          </table:table-cell>
          <table:table-cell table:style-name="ce44" table:formula="of:=[.N6]*[.N34]" office:value-type="float" office:value="0">
            <text:p>0.00</text:p>
          </table:table-cell>
          <table:table-cell table:style-name="ce44" table:formula="of:=[.O6]*[.O34]" office:value-type="float" office:value="0">
            <text:p>0.00</text:p>
          </table:table-cell>
          <table:table-cell table:style-name="ce44" table:formula="of:=[.P6]*[.P34]" office:value-type="float" office:value="0">
            <text:p>0.00</text:p>
          </table:table-cell>
          <table:table-cell table:style-name="ce44" table:formula="of:=[.Q6]*[.Q34]" office:value-type="float" office:value="0">
            <text:p>0.00</text:p>
          </table:table-cell>
          <table:table-cell table:style-name="ce44" table:formula="of:=[.R6]*[.R34]" office:value-type="float" office:value="0">
            <text:p>0.00</text:p>
          </table:table-cell>
          <table:table-cell table:style-name="ce44" table:formula="of:=[.S6]*[.S34]" office:value-type="float" office:value="0">
            <text:p>0.00</text:p>
          </table:table-cell>
          <table:table-cell table:style-name="ce44" table:formula="of:=[.T6]*[.T34]" office:value-type="float" office:value="0">
            <text:p>0.00</text:p>
          </table:table-cell>
          <table:table-cell table:style-name="ce44" table:formula="of:=[.U6]*[.U34]" office:value-type="float" office:value="0">
            <text:p>0.00</text:p>
          </table:table-cell>
          <table:table-cell table:style-name="ce53" table:formula="of:=[.V6]*[.V34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2]+1" office:value-type="float" office:value="5">
            <text:p>5</text:p>
          </table:table-cell>
          <table:table-cell table:style-name="ce32" table:formula="of:=[.H7]*[.H35]" office:value-type="float" office:value="0">
            <text:p>0.00</text:p>
          </table:table-cell>
          <table:table-cell table:style-name="ce44" table:formula="of:=[.I7]*[.I35]" office:value-type="float" office:value="0">
            <text:p>0.00</text:p>
          </table:table-cell>
          <table:table-cell table:style-name="ce44" table:formula="of:=[.J7]*[.J35]" office:value-type="float" office:value="0">
            <text:p>0.00</text:p>
          </table:table-cell>
          <table:table-cell table:style-name="ce44" table:formula="of:=[.K7]*[.K35]" office:value-type="float" office:value="0">
            <text:p>0.00</text:p>
          </table:table-cell>
          <table:table-cell table:style-name="ce44" table:formula="of:=[.L7]*[.L35]" office:value-type="float" office:value="0">
            <text:p>0.00</text:p>
          </table:table-cell>
          <table:table-cell table:style-name="ce44" table:formula="of:=[.M7]*[.M35]" office:value-type="float" office:value="0">
            <text:p>0.00</text:p>
          </table:table-cell>
          <table:table-cell table:style-name="ce44" table:formula="of:=[.N7]*[.N35]" office:value-type="float" office:value="2.82842712474619">
            <text:p>2.83</text:p>
          </table:table-cell>
          <table:table-cell table:style-name="ce44" table:formula="of:=[.O7]*[.O35]" office:value-type="float" office:value="0">
            <text:p>0.00</text:p>
          </table:table-cell>
          <table:table-cell table:style-name="ce44" table:formula="of:=[.P7]*[.P35]" office:value-type="float" office:value="0">
            <text:p>0.00</text:p>
          </table:table-cell>
          <table:table-cell table:style-name="ce44" table:formula="of:=[.Q7]*[.Q35]" office:value-type="float" office:value="0">
            <text:p>0.00</text:p>
          </table:table-cell>
          <table:table-cell table:style-name="ce44" table:formula="of:=[.R7]*[.R35]" office:value-type="float" office:value="0">
            <text:p>0.00</text:p>
          </table:table-cell>
          <table:table-cell table:style-name="ce44" table:formula="of:=[.S7]*[.S35]" office:value-type="float" office:value="0">
            <text:p>0.00</text:p>
          </table:table-cell>
          <table:table-cell table:style-name="ce44" table:formula="of:=[.T7]*[.T35]" office:value-type="float" office:value="0">
            <text:p>0.00</text:p>
          </table:table-cell>
          <table:table-cell table:style-name="ce44" table:formula="of:=[.U7]*[.U35]" office:value-type="float" office:value="0">
            <text:p>0.00</text:p>
          </table:table-cell>
          <table:table-cell table:style-name="ce53" table:formula="of:=[.V7]*[.V35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3]+1" office:value-type="float" office:value="6">
            <text:p>6</text:p>
          </table:table-cell>
          <table:table-cell table:style-name="ce32" table:formula="of:=[.H8]*[.H36]" office:value-type="float" office:value="0">
            <text:p>0.00</text:p>
          </table:table-cell>
          <table:table-cell table:style-name="ce44" table:formula="of:=[.I8]*[.I36]" office:value-type="float" office:value="0">
            <text:p>0.00</text:p>
          </table:table-cell>
          <table:table-cell table:style-name="ce44" table:formula="of:=[.J8]*[.J36]" office:value-type="float" office:value="0">
            <text:p>0.00</text:p>
          </table:table-cell>
          <table:table-cell table:style-name="ce44" table:formula="of:=[.K8]*[.K36]" office:value-type="float" office:value="0">
            <text:p>0.00</text:p>
          </table:table-cell>
          <table:table-cell table:style-name="ce44" table:formula="of:=[.L8]*[.L36]" office:value-type="float" office:value="0">
            <text:p>0.00</text:p>
          </table:table-cell>
          <table:table-cell table:style-name="ce44" table:formula="of:=[.M8]*[.M36]" office:value-type="float" office:value="0">
            <text:p>0.00</text:p>
          </table:table-cell>
          <table:table-cell table:style-name="ce44" table:formula="of:=[.N8]*[.N36]" office:value-type="float" office:value="0">
            <text:p>0.00</text:p>
          </table:table-cell>
          <table:table-cell table:style-name="ce44" table:formula="of:=[.O8]*[.O36]" office:value-type="float" office:value="2.23606797749979">
            <text:p>2.24</text:p>
          </table:table-cell>
          <table:table-cell table:style-name="ce44" table:formula="of:=[.P8]*[.P36]" office:value-type="float" office:value="0">
            <text:p>0.00</text:p>
          </table:table-cell>
          <table:table-cell table:style-name="ce44" table:formula="of:=[.Q8]*[.Q36]" office:value-type="float" office:value="0">
            <text:p>0.00</text:p>
          </table:table-cell>
          <table:table-cell table:style-name="ce44" table:formula="of:=[.R8]*[.R36]" office:value-type="float" office:value="0">
            <text:p>0.00</text:p>
          </table:table-cell>
          <table:table-cell table:style-name="ce44" table:formula="of:=[.S8]*[.S36]" office:value-type="float" office:value="0">
            <text:p>0.00</text:p>
          </table:table-cell>
          <table:table-cell table:style-name="ce44" table:formula="of:=[.T8]*[.T36]" office:value-type="float" office:value="0">
            <text:p>0.00</text:p>
          </table:table-cell>
          <table:table-cell table:style-name="ce44" table:formula="of:=[.U8]*[.U36]" office:value-type="float" office:value="0">
            <text:p>0.00</text:p>
          </table:table-cell>
          <table:table-cell table:style-name="ce53" table:formula="of:=[.V8]*[.V36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4]+1" office:value-type="float" office:value="7">
            <text:p>7</text:p>
          </table:table-cell>
          <table:table-cell table:style-name="ce32" table:formula="of:=[.H9]*[.H37]" office:value-type="float" office:value="0">
            <text:p>0.00</text:p>
          </table:table-cell>
          <table:table-cell table:style-name="ce44" table:formula="of:=[.I9]*[.I37]" office:value-type="float" office:value="0">
            <text:p>0.00</text:p>
          </table:table-cell>
          <table:table-cell table:style-name="ce44" table:formula="of:=[.J9]*[.J37]" office:value-type="float" office:value="0">
            <text:p>0.00</text:p>
          </table:table-cell>
          <table:table-cell table:style-name="ce44" table:formula="of:=[.K9]*[.K37]" office:value-type="float" office:value="0">
            <text:p>0.00</text:p>
          </table:table-cell>
          <table:table-cell table:style-name="ce44" table:formula="of:=[.L9]*[.L37]" office:value-type="float" office:value="0">
            <text:p>0.00</text:p>
          </table:table-cell>
          <table:table-cell table:style-name="ce44" table:formula="of:=[.M9]*[.M37]" office:value-type="float" office:value="0">
            <text:p>0.00</text:p>
          </table:table-cell>
          <table:table-cell table:style-name="ce44" table:formula="of:=[.N9]*[.N37]" office:value-type="float" office:value="0">
            <text:p>0.00</text:p>
          </table:table-cell>
          <table:table-cell table:style-name="ce44" table:formula="of:=[.O9]*[.O37]" office:value-type="float" office:value="0">
            <text:p>0.00</text:p>
          </table:table-cell>
          <table:table-cell table:style-name="ce44" table:formula="of:=[.P9]*[.P37]" office:value-type="float" office:value="0">
            <text:p>0.00</text:p>
          </table:table-cell>
          <table:table-cell table:style-name="ce44" table:formula="of:=[.Q9]*[.Q37]" office:value-type="float" office:value="0">
            <text:p>0.00</text:p>
          </table:table-cell>
          <table:table-cell table:style-name="ce44" table:formula="of:=[.R9]*[.R37]" office:value-type="float" office:value="2.23606797749979">
            <text:p>2.24</text:p>
          </table:table-cell>
          <table:table-cell table:style-name="ce44" table:formula="of:=[.S9]*[.S37]" office:value-type="float" office:value="0">
            <text:p>0.00</text:p>
          </table:table-cell>
          <table:table-cell table:style-name="ce44" table:formula="of:=[.T9]*[.T37]" office:value-type="float" office:value="0">
            <text:p>0.00</text:p>
          </table:table-cell>
          <table:table-cell table:style-name="ce44" table:formula="of:=[.U9]*[.U37]" office:value-type="float" office:value="0">
            <text:p>0.00</text:p>
          </table:table-cell>
          <table:table-cell table:style-name="ce53" table:formula="of:=[.V9]*[.V37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5]+1" office:value-type="float" office:value="8">
            <text:p>8</text:p>
          </table:table-cell>
          <table:table-cell table:style-name="ce32" table:formula="of:=[.H10]*[.H38]" office:value-type="float" office:value="0">
            <text:p>0.00</text:p>
          </table:table-cell>
          <table:table-cell table:style-name="ce44" table:formula="of:=[.I10]*[.I38]" office:value-type="float" office:value="0">
            <text:p>0.00</text:p>
          </table:table-cell>
          <table:table-cell table:style-name="ce44" table:formula="of:=[.J10]*[.J38]" office:value-type="float" office:value="0">
            <text:p>0.00</text:p>
          </table:table-cell>
          <table:table-cell table:style-name="ce44" table:formula="of:=[.K10]*[.K38]" office:value-type="float" office:value="1">
            <text:p>1.00</text:p>
          </table:table-cell>
          <table:table-cell table:style-name="ce44" table:formula="of:=[.L10]*[.L38]" office:value-type="float" office:value="0">
            <text:p>0.00</text:p>
          </table:table-cell>
          <table:table-cell table:style-name="ce44" table:formula="of:=[.M10]*[.M38]" office:value-type="float" office:value="0">
            <text:p>0.00</text:p>
          </table:table-cell>
          <table:table-cell table:style-name="ce44" table:formula="of:=[.N10]*[.N38]" office:value-type="float" office:value="0">
            <text:p>0.00</text:p>
          </table:table-cell>
          <table:table-cell table:style-name="ce44" table:formula="of:=[.O10]*[.O38]" office:value-type="float" office:value="0">
            <text:p>0.00</text:p>
          </table:table-cell>
          <table:table-cell table:style-name="ce44" table:formula="of:=[.P10]*[.P38]" office:value-type="float" office:value="0">
            <text:p>0.00</text:p>
          </table:table-cell>
          <table:table-cell table:style-name="ce44" table:formula="of:=[.Q10]*[.Q38]" office:value-type="float" office:value="0">
            <text:p>0.00</text:p>
          </table:table-cell>
          <table:table-cell table:style-name="ce44" table:formula="of:=[.R10]*[.R38]" office:value-type="float" office:value="0">
            <text:p>0.00</text:p>
          </table:table-cell>
          <table:table-cell table:style-name="ce44" table:formula="of:=[.S10]*[.S38]" office:value-type="float" office:value="0">
            <text:p>0.00</text:p>
          </table:table-cell>
          <table:table-cell table:style-name="ce44" table:formula="of:=[.T10]*[.T38]" office:value-type="float" office:value="0">
            <text:p>0.00</text:p>
          </table:table-cell>
          <table:table-cell table:style-name="ce44" table:formula="of:=[.U10]*[.U38]" office:value-type="float" office:value="0">
            <text:p>0.00</text:p>
          </table:table-cell>
          <table:table-cell table:style-name="ce53" table:formula="of:=[.V10]*[.V38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6]+1" office:value-type="float" office:value="9">
            <text:p>9</text:p>
          </table:table-cell>
          <table:table-cell table:style-name="ce32" table:formula="of:=[.H11]*[.H39]" office:value-type="float" office:value="0">
            <text:p>0.00</text:p>
          </table:table-cell>
          <table:table-cell table:style-name="ce44" table:formula="of:=[.I11]*[.I39]" office:value-type="float" office:value="0">
            <text:p>0.00</text:p>
          </table:table-cell>
          <table:table-cell table:style-name="ce44" table:formula="of:=[.J11]*[.J39]" office:value-type="float" office:value="0">
            <text:p>0.00</text:p>
          </table:table-cell>
          <table:table-cell table:style-name="ce44" table:formula="of:=[.K11]*[.K39]" office:value-type="float" office:value="0">
            <text:p>0.00</text:p>
          </table:table-cell>
          <table:table-cell table:style-name="ce44" table:formula="of:=[.L11]*[.L39]" office:value-type="float" office:value="0">
            <text:p>0.00</text:p>
          </table:table-cell>
          <table:table-cell table:style-name="ce44" table:formula="of:=[.M11]*[.M39]" office:value-type="float" office:value="0">
            <text:p>0.00</text:p>
          </table:table-cell>
          <table:table-cell table:style-name="ce44" table:formula="of:=[.N11]*[.N39]" office:value-type="float" office:value="0">
            <text:p>0.00</text:p>
          </table:table-cell>
          <table:table-cell table:style-name="ce44" table:formula="of:=[.O11]*[.O39]" office:value-type="float" office:value="0">
            <text:p>0.00</text:p>
          </table:table-cell>
          <table:table-cell table:style-name="ce44" table:formula="of:=[.P11]*[.P39]" office:value-type="float" office:value="1">
            <text:p>1.00</text:p>
          </table:table-cell>
          <table:table-cell table:style-name="ce44" table:formula="of:=[.Q11]*[.Q39]" office:value-type="float" office:value="0">
            <text:p>0.00</text:p>
          </table:table-cell>
          <table:table-cell table:style-name="ce44" table:formula="of:=[.R11]*[.R39]" office:value-type="float" office:value="0">
            <text:p>0.00</text:p>
          </table:table-cell>
          <table:table-cell table:style-name="ce44" table:formula="of:=[.S11]*[.S39]" office:value-type="float" office:value="0">
            <text:p>0.00</text:p>
          </table:table-cell>
          <table:table-cell table:style-name="ce44" table:formula="of:=[.T11]*[.T39]" office:value-type="float" office:value="0">
            <text:p>0.00</text:p>
          </table:table-cell>
          <table:table-cell table:style-name="ce44" table:formula="of:=[.U11]*[.U39]" office:value-type="float" office:value="0">
            <text:p>0.00</text:p>
          </table:table-cell>
          <table:table-cell table:style-name="ce53" table:formula="of:=[.V11]*[.V39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7]+1" office:value-type="float" office:value="10">
            <text:p>10</text:p>
          </table:table-cell>
          <table:table-cell table:style-name="ce32" table:formula="of:=[.H12]*[.H40]" office:value-type="float" office:value="0">
            <text:p>0.00</text:p>
          </table:table-cell>
          <table:table-cell table:style-name="ce44" table:formula="of:=[.I12]*[.I40]" office:value-type="float" office:value="0">
            <text:p>0.00</text:p>
          </table:table-cell>
          <table:table-cell table:style-name="ce44" table:formula="of:=[.J12]*[.J40]" office:value-type="float" office:value="0">
            <text:p>0.00</text:p>
          </table:table-cell>
          <table:table-cell table:style-name="ce44" table:formula="of:=[.K12]*[.K40]" office:value-type="float" office:value="0">
            <text:p>0.00</text:p>
          </table:table-cell>
          <table:table-cell table:style-name="ce44" table:formula="of:=[.L12]*[.L40]" office:value-type="float" office:value="3.16227766016838">
            <text:p>3.16</text:p>
          </table:table-cell>
          <table:table-cell table:style-name="ce44" table:formula="of:=[.M12]*[.M40]" office:value-type="float" office:value="0">
            <text:p>0.00</text:p>
          </table:table-cell>
          <table:table-cell table:style-name="ce44" table:formula="of:=[.N12]*[.N40]" office:value-type="float" office:value="0">
            <text:p>0.00</text:p>
          </table:table-cell>
          <table:table-cell table:style-name="ce44" table:formula="of:=[.O12]*[.O40]" office:value-type="float" office:value="0">
            <text:p>0.00</text:p>
          </table:table-cell>
          <table:table-cell table:style-name="ce44" table:formula="of:=[.P12]*[.P40]" office:value-type="float" office:value="0">
            <text:p>0.00</text:p>
          </table:table-cell>
          <table:table-cell table:style-name="ce44" table:formula="of:=[.Q12]*[.Q40]" office:value-type="float" office:value="0">
            <text:p>0.00</text:p>
          </table:table-cell>
          <table:table-cell table:style-name="ce44" table:formula="of:=[.R12]*[.R40]" office:value-type="float" office:value="0">
            <text:p>0.00</text:p>
          </table:table-cell>
          <table:table-cell table:style-name="ce44" table:formula="of:=[.S12]*[.S40]" office:value-type="float" office:value="0">
            <text:p>0.00</text:p>
          </table:table-cell>
          <table:table-cell table:style-name="ce44" table:formula="of:=[.T12]*[.T40]" office:value-type="float" office:value="0">
            <text:p>0.00</text:p>
          </table:table-cell>
          <table:table-cell table:style-name="ce44" table:formula="of:=[.U12]*[.U40]" office:value-type="float" office:value="0">
            <text:p>0.00</text:p>
          </table:table-cell>
          <table:table-cell table:style-name="ce53" table:formula="of:=[.V12]*[.V40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8]+1" office:value-type="float" office:value="11">
            <text:p>11</text:p>
          </table:table-cell>
          <table:table-cell table:style-name="ce32" table:formula="of:=[.H13]*[.H41]" office:value-type="float" office:value="0">
            <text:p>0.00</text:p>
          </table:table-cell>
          <table:table-cell table:style-name="ce44" table:formula="of:=[.I13]*[.I41]" office:value-type="float" office:value="0">
            <text:p>0.00</text:p>
          </table:table-cell>
          <table:table-cell table:style-name="ce44" table:formula="of:=[.J13]*[.J41]" office:value-type="float" office:value="0">
            <text:p>0.00</text:p>
          </table:table-cell>
          <table:table-cell table:style-name="ce44" table:formula="of:=[.K13]*[.K41]" office:value-type="float" office:value="0">
            <text:p>0.00</text:p>
          </table:table-cell>
          <table:table-cell table:style-name="ce44" table:formula="of:=[.L13]*[.L41]" office:value-type="float" office:value="0">
            <text:p>0.00</text:p>
          </table:table-cell>
          <table:table-cell table:style-name="ce44" table:formula="of:=[.M13]*[.M41]" office:value-type="float" office:value="0">
            <text:p>0.00</text:p>
          </table:table-cell>
          <table:table-cell table:style-name="ce44" table:formula="of:=[.N13]*[.N41]" office:value-type="float" office:value="0">
            <text:p>0.00</text:p>
          </table:table-cell>
          <table:table-cell table:style-name="ce44" table:formula="of:=[.O13]*[.O41]" office:value-type="float" office:value="0">
            <text:p>0.00</text:p>
          </table:table-cell>
          <table:table-cell table:style-name="ce44" table:formula="of:=[.P13]*[.P41]" office:value-type="float" office:value="0">
            <text:p>0.00</text:p>
          </table:table-cell>
          <table:table-cell table:style-name="ce44" table:formula="of:=[.Q13]*[.Q41]" office:value-type="float" office:value="2.23606797749979">
            <text:p>2.24</text:p>
          </table:table-cell>
          <table:table-cell table:style-name="ce44" table:formula="of:=[.R13]*[.R41]" office:value-type="float" office:value="0">
            <text:p>0.00</text:p>
          </table:table-cell>
          <table:table-cell table:style-name="ce44" table:formula="of:=[.S13]*[.S41]" office:value-type="float" office:value="0">
            <text:p>0.00</text:p>
          </table:table-cell>
          <table:table-cell table:style-name="ce44" table:formula="of:=[.T13]*[.T41]" office:value-type="float" office:value="0">
            <text:p>0.00</text:p>
          </table:table-cell>
          <table:table-cell table:style-name="ce44" table:formula="of:=[.U13]*[.U41]" office:value-type="float" office:value="0">
            <text:p>0.00</text:p>
          </table:table-cell>
          <table:table-cell table:style-name="ce53" table:formula="of:=[.V13]*[.V41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59]+1" office:value-type="float" office:value="12">
            <text:p>12</text:p>
          </table:table-cell>
          <table:table-cell table:style-name="ce32" table:formula="of:=[.H14]*[.H42]" office:value-type="float" office:value="0">
            <text:p>0.00</text:p>
          </table:table-cell>
          <table:table-cell table:style-name="ce44" table:formula="of:=[.I14]*[.I42]" office:value-type="float" office:value="0">
            <text:p>0.00</text:p>
          </table:table-cell>
          <table:table-cell table:style-name="ce44" table:formula="of:=[.J14]*[.J42]" office:value-type="float" office:value="0">
            <text:p>0.00</text:p>
          </table:table-cell>
          <table:table-cell table:style-name="ce44" table:formula="of:=[.K14]*[.K42]" office:value-type="float" office:value="0">
            <text:p>0.00</text:p>
          </table:table-cell>
          <table:table-cell table:style-name="ce44" table:formula="of:=[.L14]*[.L42]" office:value-type="float" office:value="0">
            <text:p>0.00</text:p>
          </table:table-cell>
          <table:table-cell table:style-name="ce44" table:formula="of:=[.M14]*[.M42]" office:value-type="float" office:value="0">
            <text:p>0.00</text:p>
          </table:table-cell>
          <table:table-cell table:style-name="ce44" table:formula="of:=[.N14]*[.N42]" office:value-type="float" office:value="0">
            <text:p>0.00</text:p>
          </table:table-cell>
          <table:table-cell table:style-name="ce44" table:formula="of:=[.O14]*[.O42]" office:value-type="float" office:value="0">
            <text:p>0.00</text:p>
          </table:table-cell>
          <table:table-cell table:style-name="ce44" table:formula="of:=[.P14]*[.P42]" office:value-type="float" office:value="0">
            <text:p>0.00</text:p>
          </table:table-cell>
          <table:table-cell table:style-name="ce44" table:formula="of:=[.Q14]*[.Q42]" office:value-type="float" office:value="0">
            <text:p>0.00</text:p>
          </table:table-cell>
          <table:table-cell table:style-name="ce44" table:formula="of:=[.R14]*[.R42]" office:value-type="float" office:value="0">
            <text:p>0.00</text:p>
          </table:table-cell>
          <table:table-cell table:style-name="ce44" table:formula="of:=[.S14]*[.S42]" office:value-type="float" office:value="1">
            <text:p>1.00</text:p>
          </table:table-cell>
          <table:table-cell table:style-name="ce44" table:formula="of:=[.T14]*[.T42]" office:value-type="float" office:value="0">
            <text:p>0.00</text:p>
          </table:table-cell>
          <table:table-cell table:style-name="ce44" table:formula="of:=[.U14]*[.U42]" office:value-type="float" office:value="0">
            <text:p>0.00</text:p>
          </table:table-cell>
          <table:table-cell table:style-name="ce53" table:formula="of:=[.V14]*[.V42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60]+1" office:value-type="float" office:value="13">
            <text:p>13</text:p>
          </table:table-cell>
          <table:table-cell table:style-name="ce32" table:formula="of:=[.H15]*[.H43]" office:value-type="float" office:value="0">
            <text:p>0.00</text:p>
          </table:table-cell>
          <table:table-cell table:style-name="ce44" table:formula="of:=[.I15]*[.I43]" office:value-type="float" office:value="0">
            <text:p>0.00</text:p>
          </table:table-cell>
          <table:table-cell table:style-name="ce44" table:formula="of:=[.J15]*[.J43]" office:value-type="float" office:value="0">
            <text:p>0.00</text:p>
          </table:table-cell>
          <table:table-cell table:style-name="ce44" table:formula="of:=[.K15]*[.K43]" office:value-type="float" office:value="0">
            <text:p>0.00</text:p>
          </table:table-cell>
          <table:table-cell table:style-name="ce44" table:formula="of:=[.L15]*[.L43]" office:value-type="float" office:value="0">
            <text:p>0.00</text:p>
          </table:table-cell>
          <table:table-cell table:style-name="ce44" table:formula="of:=[.M15]*[.M43]" office:value-type="float" office:value="0">
            <text:p>0.00</text:p>
          </table:table-cell>
          <table:table-cell table:style-name="ce44" table:formula="of:=[.N15]*[.N43]" office:value-type="float" office:value="0">
            <text:p>0.00</text:p>
          </table:table-cell>
          <table:table-cell table:style-name="ce44" table:formula="of:=[.O15]*[.O43]" office:value-type="float" office:value="0">
            <text:p>0.00</text:p>
          </table:table-cell>
          <table:table-cell table:style-name="ce44" table:formula="of:=[.P15]*[.P43]" office:value-type="float" office:value="0">
            <text:p>0.00</text:p>
          </table:table-cell>
          <table:table-cell table:style-name="ce44" table:formula="of:=[.Q15]*[.Q43]" office:value-type="float" office:value="0">
            <text:p>0.00</text:p>
          </table:table-cell>
          <table:table-cell table:style-name="ce44" table:formula="of:=[.R15]*[.R43]" office:value-type="float" office:value="0">
            <text:p>0.00</text:p>
          </table:table-cell>
          <table:table-cell table:style-name="ce44" table:formula="of:=[.S15]*[.S43]" office:value-type="float" office:value="0">
            <text:p>0.00</text:p>
          </table:table-cell>
          <table:table-cell table:style-name="ce44" table:formula="of:=[.T15]*[.T43]" office:value-type="float" office:value="1">
            <text:p>1.00</text:p>
          </table:table-cell>
          <table:table-cell table:style-name="ce44" table:formula="of:=[.U15]*[.U43]" office:value-type="float" office:value="0">
            <text:p>0.00</text:p>
          </table:table-cell>
          <table:table-cell table:style-name="ce53" table:formula="of:=[.V15]*[.V43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1" office:value-type="string">
            <text:p>s</text:p>
          </table:table-cell>
          <table:table-cell table:style-name="ce17" table:formula="of:=[.G61]+1" office:value-type="float" office:value="14">
            <text:p>14</text:p>
          </table:table-cell>
          <table:table-cell table:style-name="ce32" table:formula="of:=[.H16]*[.H44]" office:value-type="float" office:value="0">
            <text:p>0.00</text:p>
          </table:table-cell>
          <table:table-cell table:style-name="ce44" table:formula="of:=[.I16]*[.I44]" office:value-type="float" office:value="0">
            <text:p>0.00</text:p>
          </table:table-cell>
          <table:table-cell table:style-name="ce44" table:formula="of:=[.J16]*[.J44]" office:value-type="float" office:value="0">
            <text:p>0.00</text:p>
          </table:table-cell>
          <table:table-cell table:style-name="ce44" table:formula="of:=[.K16]*[.K44]" office:value-type="float" office:value="0">
            <text:p>0.00</text:p>
          </table:table-cell>
          <table:table-cell table:style-name="ce44" table:formula="of:=[.L16]*[.L44]" office:value-type="float" office:value="0">
            <text:p>0.00</text:p>
          </table:table-cell>
          <table:table-cell table:style-name="ce44" table:formula="of:=[.M16]*[.M44]" office:value-type="float" office:value="0">
            <text:p>0.00</text:p>
          </table:table-cell>
          <table:table-cell table:style-name="ce44" table:formula="of:=[.N16]*[.N44]" office:value-type="float" office:value="0">
            <text:p>0.00</text:p>
          </table:table-cell>
          <table:table-cell table:style-name="ce44" table:formula="of:=[.O16]*[.O44]" office:value-type="float" office:value="0">
            <text:p>0.00</text:p>
          </table:table-cell>
          <table:table-cell table:style-name="ce44" table:formula="of:=[.P16]*[.P44]" office:value-type="float" office:value="0">
            <text:p>0.00</text:p>
          </table:table-cell>
          <table:table-cell table:style-name="ce44" table:formula="of:=[.Q16]*[.Q44]" office:value-type="float" office:value="0">
            <text:p>0.00</text:p>
          </table:table-cell>
          <table:table-cell table:style-name="ce44" table:formula="of:=[.R16]*[.R44]" office:value-type="float" office:value="0">
            <text:p>0.00</text:p>
          </table:table-cell>
          <table:table-cell table:style-name="ce44" table:formula="of:=[.S16]*[.S44]" office:value-type="float" office:value="0">
            <text:p>0.00</text:p>
          </table:table-cell>
          <table:table-cell table:style-name="ce44" table:formula="of:=[.T16]*[.T44]" office:value-type="float" office:value="0">
            <text:p>0.00</text:p>
          </table:table-cell>
          <table:table-cell table:style-name="ce44" table:formula="of:=[.U16]*[.U44]" office:value-type="float" office:value="1">
            <text:p>1.00</text:p>
          </table:table-cell>
          <table:table-cell table:style-name="ce53" table:formula="of:=[.V16]*[.V44]" office:value-type="float" office:value="0">
            <text:p>0.00</text:p>
          </table:table-cell>
          <table:table-cell table:style-name="ce57"/>
          <table:table-cell table:number-columns-repeated="235"/>
        </table:table-row>
        <table:table-row table:style-name="ro1">
          <table:table-cell table:number-columns-repeated="5"/>
          <table:table-cell table:style-name="ce12" office:value-type="string">
            <text:p>s</text:p>
          </table:table-cell>
          <table:table-cell table:style-name="ce18" table:formula="of:=[.G62]+1" office:value-type="float" office:value="15">
            <text:p>15</text:p>
          </table:table-cell>
          <table:table-cell table:style-name="ce33" table:formula="of:=[.H17]*[.H45]" office:value-type="float" office:value="0">
            <text:p>0.00</text:p>
          </table:table-cell>
          <table:table-cell table:style-name="ce45" table:formula="of:=[.I17]*[.I45]" office:value-type="float" office:value="0">
            <text:p>0.00</text:p>
          </table:table-cell>
          <table:table-cell table:style-name="ce45" table:formula="of:=[.J17]*[.J45]" office:value-type="float" office:value="0">
            <text:p>0.00</text:p>
          </table:table-cell>
          <table:table-cell table:style-name="ce45" table:formula="of:=[.K17]*[.K45]" office:value-type="float" office:value="0">
            <text:p>0.00</text:p>
          </table:table-cell>
          <table:table-cell table:style-name="ce45" table:formula="of:=[.L17]*[.L45]" office:value-type="float" office:value="0">
            <text:p>0.00</text:p>
          </table:table-cell>
          <table:table-cell table:style-name="ce45" table:formula="of:=[.M17]*[.M45]" office:value-type="float" office:value="0">
            <text:p>0.00</text:p>
          </table:table-cell>
          <table:table-cell table:style-name="ce45" table:formula="of:=[.N17]*[.N45]" office:value-type="float" office:value="0">
            <text:p>0.00</text:p>
          </table:table-cell>
          <table:table-cell table:style-name="ce45" table:formula="of:=[.O17]*[.O45]" office:value-type="float" office:value="0">
            <text:p>0.00</text:p>
          </table:table-cell>
          <table:table-cell table:style-name="ce45" table:formula="of:=[.P17]*[.P45]" office:value-type="float" office:value="0">
            <text:p>0.00</text:p>
          </table:table-cell>
          <table:table-cell table:style-name="ce45" table:formula="of:=[.Q17]*[.Q45]" office:value-type="float" office:value="0">
            <text:p>0.00</text:p>
          </table:table-cell>
          <table:table-cell table:style-name="ce45" table:formula="of:=[.R17]*[.R45]" office:value-type="float" office:value="0">
            <text:p>0.00</text:p>
          </table:table-cell>
          <table:table-cell table:style-name="ce45" table:formula="of:=[.S17]*[.S45]" office:value-type="float" office:value="0">
            <text:p>0.00</text:p>
          </table:table-cell>
          <table:table-cell table:style-name="ce45" table:formula="of:=[.T17]*[.T45]" office:value-type="float" office:value="0">
            <text:p>0.00</text:p>
          </table:table-cell>
          <table:table-cell table:style-name="ce45" table:formula="of:=[.U17]*[.U45]" office:value-type="float" office:value="0">
            <text:p>0.00</text:p>
          </table:table-cell>
          <table:table-cell table:style-name="ce54" table:formula="of:=[.V17]*[.V45]" office:value-type="float" office:value="4">
            <text:p>4.00</text:p>
          </table:table-cell>
          <table:table-cell table:style-name="ce57"/>
          <table:table-cell table:number-columns-repeated="235"/>
        </table:table-row>
        <table:table-row table:style-name="ro2">
          <table:table-cell table:number-columns-repeated="5"/>
          <table:table-cell table:style-name="ce13"/>
          <table:table-cell table:style-name="ce20" table:number-columns-repeated="16"/>
          <table:table-cell table:style-name="ce19"/>
          <table:table-cell table:number-columns-repeated="235"/>
        </table:table-row>
        <table:table-row table:style-name="ro2" table:number-rows-repeated="40">
          <table:table-cell table:number-columns-repeated="22"/>
          <table:table-cell table:style-name="ce19"/>
          <table:table-cell table:number-columns-repeated="235"/>
        </table:table-row>
        <table:table-row table:style-name="ro2" table:number-rows-repeated="1048471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16:21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7T16:49:36</dc:date>
    <dc:creator>isaac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1077" meta:object-count="0"/>
  </office:meta>
</office:document-meta>
</file>